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6889in" fo:margin-left="0.141in" table:align="left" style:shadow="none" style:may-break-between-rows="false"/>
    </style:style>
    <style:style style:name="Table1.A" style:family="table-column">
      <style:table-column-properties style:column-width="0.5597in"/>
    </style:style>
    <style:style style:name="Table1.B" style:family="table-column">
      <style:table-column-properties style:column-width="1.3604in"/>
    </style:style>
    <style:style style:name="Table1.C" style:family="table-column">
      <style:table-column-properties style:column-width="0.7688in"/>
    </style:style>
    <style:style style:name="Table1.A1" style:family="table-cell">
      <style:table-cell-properties fo:padding="0in" fo:border="none"/>
    </style:style>
    <style:style style:name="Table1.5" style:family="table-row">
      <style:table-row-properties style:min-row-height="0.1681in"/>
    </style:style>
    <style:style style:name="Table1.B5" style:family="table-cell">
      <style:table-cell-properties style:vertical-align="middle" fo:padding="0in" fo:border="none"/>
    </style:style>
    <style:style style:name="P1" style:family="paragraph" style:parent-style-name="Standard">
      <style:text-properties style:font-name="Sans-serif" fo:font-weight="bold" officeooo:rsid="06d76c3a" officeooo:paragraph-rsid="0ae126f8" style:font-weight-asian="bold" style:font-weight-complex="bold"/>
    </style:style>
    <style:style style:name="P2" style:family="paragraph" style:parent-style-name="Standard">
      <style:text-properties style:font-name="Sans-serif" fo:font-weight="bold" officeooo:rsid="070693ee" officeooo:paragraph-rsid="08683026" style:font-weight-asian="bold" style:font-weight-complex="bold"/>
    </style:style>
    <style:style style:name="P3" style:family="paragraph" style:parent-style-name="Standard">
      <style:text-properties style:font-name="Sans-serif" fo:font-weight="bold" officeooo:rsid="0732101a" officeooo:paragraph-rsid="0804f8c8" style:font-weight-asian="bold" style:font-weight-complex="bold"/>
    </style:style>
    <style:style style:name="P4" style:family="paragraph" style:parent-style-name="Standard">
      <style:text-properties style:font-name="Sans-serif" fo:font-weight="bold" officeooo:rsid="0732101a" officeooo:paragraph-rsid="096f94d5" style:font-weight-asian="bold" style:font-weight-complex="bold"/>
    </style:style>
    <style:style style:name="P5" style:family="paragraph" style:parent-style-name="Standard">
      <style:text-properties style:font-name="Sans-serif" fo:font-weight="bold" officeooo:rsid="087dfff2" officeooo:paragraph-rsid="0add5d00" style:font-weight-asian="bold" style:font-weight-complex="bold"/>
    </style:style>
    <style:style style:name="P6" style:family="paragraph" style:parent-style-name="Standard">
      <style:text-properties style:font-name="Sans-serif" fo:font-weight="bold" officeooo:rsid="09718b1f" officeooo:paragraph-rsid="09718b1f" style:font-weight-asian="bold" style:font-weight-complex="bold"/>
    </style:style>
    <style:style style:name="P7" style:family="paragraph" style:parent-style-name="Standard">
      <style:text-properties style:font-name="Sans-serif" fo:font-weight="bold" officeooo:rsid="099674cc" officeooo:paragraph-rsid="0ae126f8" style:font-weight-asian="bold" style:font-weight-complex="bold"/>
    </style:style>
    <style:style style:name="P8" style:family="paragraph" style:parent-style-name="Standard">
      <style:text-properties style:font-name="Sans-serif" fo:font-weight="bold" officeooo:rsid="099674cc" officeooo:paragraph-rsid="0b19ff77" style:font-weight-asian="bold" style:font-weight-complex="bold"/>
    </style:style>
    <style:style style:name="P9" style:family="paragraph" style:parent-style-name="Standard">
      <style:text-properties style:font-name="Sans-serif" fo:font-weight="bold" officeooo:rsid="099c19a4" officeooo:paragraph-rsid="0b19ff77" style:font-weight-asian="bold" style:font-weight-complex="bold"/>
    </style:style>
    <style:style style:name="P10" style:family="paragraph" style:parent-style-name="Standard">
      <style:text-properties style:font-name="Sans-serif" fo:font-weight="bold" officeooo:rsid="099f344a" officeooo:paragraph-rsid="0b19ff77" style:font-weight-asian="bold" style:font-weight-complex="bold"/>
    </style:style>
    <style:style style:name="P11" style:family="paragraph" style:parent-style-name="Standard">
      <style:text-properties style:font-name="Sans-serif" fo:font-weight="bold" officeooo:rsid="0afdcd1d" officeooo:paragraph-rsid="0afdcd1d" style:font-weight-asian="bold" style:font-weight-complex="bold"/>
    </style:style>
    <style:style style:name="P12" style:family="paragraph" style:parent-style-name="Standard">
      <style:text-properties style:font-name="Sans-serif" fo:font-size="9pt" fo:font-weight="normal" officeooo:rsid="0805b45c" officeooo:paragraph-rsid="0804f8c8" style:font-size-asian="9pt" style:font-weight-asian="normal" style:font-size-complex="9pt" style:font-weight-complex="normal"/>
    </style:style>
    <style:style style:name="P13"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14" style:family="paragraph" style:parent-style-name="Standard">
      <style:text-properties style:font-name="Sans-serif" fo:font-size="9pt" fo:font-weight="normal" officeooo:rsid="07fc5146" officeooo:paragraph-rsid="0ae126f8" style:font-size-asian="9pt" style:font-weight-asian="normal" style:font-size-complex="9pt" style:font-weight-complex="normal"/>
    </style:style>
    <style:style style:name="P15" style:family="paragraph" style:parent-style-name="Standard">
      <style:text-properties style:font-name="Sans-serif" fo:font-size="9pt" fo:font-style="normal" fo:font-weight="normal" officeooo:rsid="0afa39cb" officeooo:paragraph-rsid="0af6c9b7" style:font-size-asian="9pt" style:font-style-asian="normal" style:font-weight-asian="normal" style:font-size-complex="9pt" style:font-style-complex="normal" style:font-weight-complex="normal"/>
    </style:style>
    <style:style style:name="P16" style:family="paragraph" style:parent-style-name="Standard">
      <style:text-properties style:font-name="Sans-serif" fo:font-weight="normal" officeooo:rsid="06d76c3a" officeooo:paragraph-rsid="06d76c3a" style:font-weight-asian="normal" style:font-weight-complex="normal"/>
    </style:style>
    <style:style style:name="P17" style:family="paragraph" style:parent-style-name="Standard">
      <style:text-properties style:font-name="Sans-serif" fo:font-weight="normal" officeooo:rsid="099d7b13" officeooo:paragraph-rsid="0ae126f8" style:font-weight-asian="normal" style:font-weight-complex="normal"/>
    </style:style>
    <style:style style:name="P18" style:family="paragraph" style:parent-style-name="Standard">
      <style:text-properties style:font-name="Sans-serif" fo:font-weight="normal" officeooo:rsid="099c19a4" officeooo:paragraph-rsid="0b19ff77" style:font-weight-asian="normal" style:font-weight-complex="normal"/>
    </style:style>
    <style:style style:name="P19" style:family="paragraph" style:parent-style-name="Standard">
      <style:text-properties style:font-name="Sans-serif" fo:font-weight="normal" officeooo:rsid="06f66ded" officeooo:paragraph-rsid="07146ed0" style:font-weight-asian="normal" style:font-weight-complex="normal"/>
    </style:style>
    <style:style style:name="P2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normal" fo:font-weight="normal" officeooo:rsid="0ace56f9" officeooo:paragraph-rsid="0b16b4eb" style:font-size-asian="9pt" style:font-style-asian="normal" style:font-weight-asian="normal" style:font-size-complex="9pt" style:font-style-complex="normal"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19ff77" style:font-weight-asian="bold" style:font-weight-complex="bold"/>
    </style:style>
    <style:style style:name="P22" style:family="paragraph" style:parent-style-name="Table_20_Contents">
      <style:text-properties officeooo:rsid="0c13ff25" officeooo:paragraph-rsid="0c13ff25"/>
    </style:style>
    <style:style style:name="P23" style:family="paragraph" style:parent-style-name="Table_20_Contents">
      <style:paragraph-properties fo:text-align="center" style:justify-single-word="false"/>
      <style:text-properties officeooo:rsid="0c13ff25" officeooo:paragraph-rsid="0c13ff25"/>
    </style:style>
    <style:style style:name="P24" style:family="paragraph" style:parent-style-name="Table_20_Contents">
      <style:paragraph-properties fo:text-align="center" style:justify-single-word="false"/>
      <style:text-properties officeooo:rsid="0c220aa3" officeooo:paragraph-rsid="0c220aa3"/>
    </style:style>
    <style:style style:name="P2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2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abe06ec" style:font-size-asian="9pt" style:font-weight-asian="bold" style:font-size-complex="9pt" style:font-weight-complex="bold"/>
    </style:style>
    <style:style style:name="P2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abe06ec" style:font-size-asian="9pt" style:font-weight-asian="bold" style:font-size-complex="9pt" style:font-weight-complex="bold"/>
    </style:style>
    <style:style style:name="P2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abe06ec" style:font-size-asian="9pt" style:font-weight-asian="bold" style:font-size-complex="9pt" style:font-weight-complex="bold"/>
    </style:style>
    <style:style style:name="P2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abe06ec" style:font-size-asian="9pt" style:font-weight-asian="bold" style:font-size-complex="9pt" style:font-weight-complex="bold"/>
    </style:style>
    <style:style style:name="P3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abe06ec" style:font-size-asian="9pt" style:font-weight-asian="bold" style:font-size-complex="9pt" style:font-weight-complex="bold"/>
    </style:style>
    <style:style style:name="P3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abe06ec" style:font-size-asian="9pt" style:font-style-asian="normal" style:font-weight-asian="normal" style:font-size-complex="9pt" style:font-style-complex="normal" style:font-weight-complex="normal"/>
    </style:style>
    <style:style style:name="P3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abe06ec" style:font-size-asian="9pt" style:font-style-asian="normal" style:font-weight-asian="normal" style:font-size-complex="9pt" style:font-style-complex="normal" style:font-weight-complex="normal"/>
    </style:style>
    <style:style style:name="P3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abe06ec" style:font-size-asian="9pt" style:font-style-asian="normal" style:font-weight-asian="normal" style:font-size-complex="9pt" style:font-style-complex="normal" style:font-weight-complex="normal"/>
    </style:style>
    <style:style style:name="P3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abe06ec" style:font-size-asian="9pt" style:font-style-asian="normal" style:font-weight-asian="bold" style:font-size-complex="9pt" style:font-style-complex="normal" style:font-weight-complex="bold"/>
    </style:style>
    <style:style style:name="P3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abe06ec" style:font-size-asian="9pt" style:font-style-asian="normal" style:font-weight-asian="bold" style:font-size-complex="9pt" style:font-style-complex="normal" style:font-weight-complex="bold"/>
    </style:style>
    <style:style style:name="P3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abe06ec" style:font-size-asian="9pt" style:font-weight-asian="normal" style:font-size-complex="9pt" style:font-weight-complex="normal"/>
    </style:style>
    <style:style style:name="P3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abe06ec" style:font-size-asian="9pt" style:font-style-asian="italic" style:font-weight-asian="bold" style:font-size-complex="9pt" style:font-style-complex="italic" style:font-weight-complex="bold"/>
    </style:style>
    <style:style style:name="P3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28568e1" officeooo:paragraph-rsid="0abe06ec" style:font-weight-asian="bold" style:font-weight-complex="bold"/>
    </style:style>
    <style:style style:name="P3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weight="bold" officeooo:rsid="0b2f9c24" officeooo:paragraph-rsid="0b2f9c24" style:font-weight-asian="bold"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be7e82c" style:font-weight-asian="bold"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weight="bold" officeooo:rsid="0238274d" officeooo:paragraph-rsid="0c8c29bd" style:font-weight-asian="bold" style:font-weight-complex="bold"/>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832fd6" officeooo:paragraph-rsid="0c832fd6" style:font-weight-asian="bold" style:font-weight-complex="bold"/>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1291in"/>
        </style:tab-stops>
      </style:paragraph-properties>
      <style:text-properties style:font-name="Sans-serif" fo:font-weight="bold" officeooo:rsid="0c9ac80e" officeooo:paragraph-rsid="0c9ac80e" style:font-weight-asian="bold" style:font-weight-complex="bold"/>
    </style:style>
    <style:style style:name="P4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91in"/>
        </style:tab-stops>
      </style:paragraph-properties>
      <style:text-properties style:font-name="Sans-serif" fo:font-weight="bold" officeooo:rsid="099c19a4" officeooo:paragraph-rsid="0b8543fb" style:font-weight-asian="bold" style:font-weight-complex="bold"/>
    </style:style>
    <style:style style:name="P46" style:family="paragraph" style:parent-style-name="Standard">
      <style:text-properties style:font-name="Sans-serif" fo:font-weight="normal" officeooo:rsid="06f66ded" officeooo:paragraph-rsid="0b949266" style:font-weight-asian="normal" style:font-weight-complex="normal"/>
    </style:style>
    <style:style style:name="P47" style:family="paragraph" style:parent-style-name="Standard">
      <style:text-properties style:font-name="Sans-serif" fo:font-weight="normal" officeooo:rsid="081ab357" officeooo:paragraph-rsid="0b949266" style:font-weight-asian="normal" style:font-weight-complex="normal"/>
    </style:style>
    <style:style style:name="P48" style:family="paragraph" style:parent-style-name="Standard">
      <style:text-properties style:font-name="Sans-serif" fo:font-weight="normal" officeooo:rsid="081ab357" officeooo:paragraph-rsid="0c6d9dd7" style:font-weight-asian="normal" style:font-weight-complex="normal"/>
    </style:style>
    <style:style style:name="P49" style:family="paragraph" style:parent-style-name="Standard">
      <style:text-properties style:font-name="Sans-serif" fo:font-weight="normal" officeooo:rsid="06d76c3a" officeooo:paragraph-rsid="06d76c3a" style:font-weight-asian="normal" style:font-weight-complex="normal"/>
    </style:style>
    <style:style style:name="P50" style:family="paragraph" style:parent-style-name="Standard">
      <style:text-properties style:font-name="Sans-serif" fo:font-weight="normal" officeooo:rsid="06d76c3a" officeooo:paragraph-rsid="0b7510ec" style:font-weight-asian="normal" style:font-weight-complex="normal"/>
    </style:style>
    <style:style style:name="P51" style:family="paragraph" style:parent-style-name="Standard">
      <style:text-properties style:font-name="Sans-serif" fo:font-weight="normal" officeooo:rsid="06dff1f5" officeooo:paragraph-rsid="0adc4939" style:font-weight-asian="normal" style:font-weight-complex="normal"/>
    </style:style>
    <style:style style:name="P52" style:family="paragraph" style:parent-style-name="Standard">
      <style:text-properties style:font-name="Sans-serif" fo:font-weight="bold" officeooo:rsid="06dff1f5" officeooo:paragraph-rsid="0c13ff25" style:font-weight-asian="bold" style:font-weight-complex="bold"/>
    </style:style>
    <style:style style:name="P53" style:family="paragraph" style:parent-style-name="Standard">
      <style:paragraph-properties fo:text-align="center" style:justify-single-word="false"/>
      <style:text-properties style:font-name="Sans-serif" fo:font-weight="bold" officeooo:rsid="06dff1f5" officeooo:paragraph-rsid="0c13ff25" style:font-weight-asian="bold" style:font-weight-complex="bold"/>
    </style:style>
    <style:style style:name="P54" style:family="paragraph" style:parent-style-name="Standard">
      <style:text-properties style:font-name="Sans-serif" fo:font-weight="bold" officeooo:rsid="06d76c3a" officeooo:paragraph-rsid="0ab5e2b8" style:font-weight-asian="bold" style:font-weight-complex="bold"/>
    </style:style>
    <style:style style:name="P55" style:family="paragraph" style:parent-style-name="Standard">
      <style:text-properties style:font-name="Sans-serif" fo:font-weight="bold" officeooo:rsid="0b32ea1e" officeooo:paragraph-rsid="0ba570a0" style:font-weight-asian="bold" style:font-weight-complex="bold"/>
    </style:style>
    <style:style style:name="P56" style:family="paragraph" style:parent-style-name="Standard">
      <style:text-properties style:font-name="Sans-serif" fo:font-weight="bold" officeooo:rsid="0b32ea1e" officeooo:paragraph-rsid="0ba816f6" style:font-weight-asian="bold" style:font-weight-complex="bold"/>
    </style:style>
    <style:style style:name="P57" style:family="paragraph" style:parent-style-name="Standard">
      <style:text-properties style:font-name="Sans-serif" fo:font-weight="bold" officeooo:rsid="077070cb" officeooo:paragraph-rsid="0c24bbcc" style:font-weight-asian="bold" style:font-weight-complex="bold"/>
    </style:style>
    <style:style style:name="P58" style:family="paragraph" style:parent-style-name="Standard">
      <style:text-properties style:font-name="Sans-serif" fo:font-weight="bold" officeooo:rsid="077070cb" officeooo:paragraph-rsid="0c265dee" style:font-weight-asian="bold" style:font-weight-complex="bold"/>
    </style:style>
    <style:style style:name="P59" style:family="paragraph" style:parent-style-name="Standard">
      <style:text-properties style:font-name="Sans-serif" fo:font-weight="bold" officeooo:rsid="077070cb" officeooo:paragraph-rsid="0c300dc7" style:font-weight-asian="bold" style:font-weight-complex="bold"/>
    </style:style>
    <style:style style:name="P60" style:family="paragraph" style:parent-style-name="Standard">
      <style:text-properties style:font-name="Sans-serif" fo:font-weight="bold" officeooo:rsid="077070cb" officeooo:paragraph-rsid="0c5d518d" style:font-weight-asian="bold" style:font-weight-complex="bold"/>
    </style:style>
    <style:style style:name="P61" style:family="paragraph" style:parent-style-name="Standard">
      <style:text-properties style:font-name="Sans-serif" fo:font-weight="bold" officeooo:rsid="087dfff2" officeooo:paragraph-rsid="0b7510ec" style:font-weight-asian="bold" style:font-weight-complex="bold"/>
    </style:style>
    <style:style style:name="P62" style:family="paragraph" style:parent-style-name="Standard">
      <style:text-properties style:font-name="Sans-serif" fo:font-weight="bold" officeooo:rsid="099c19a4" officeooo:paragraph-rsid="0bf7815b" style:font-weight-asian="bold" style:font-weight-complex="bold"/>
    </style:style>
    <style:style style:name="P63" style:family="paragraph" style:parent-style-name="Standard">
      <style:text-properties style:font-name="Sans-serif" fo:font-weight="bold" officeooo:rsid="070693ee" officeooo:paragraph-rsid="08683026" style:font-weight-asian="bold" style:font-weight-complex="bold"/>
    </style:style>
    <style:style style:name="P64" style:family="paragraph" style:parent-style-name="Standard">
      <style:text-properties style:font-name="Sans-serif" fo:font-weight="bold" officeooo:rsid="0bc1d807" officeooo:paragraph-rsid="0bc1d807" style:font-weight-asian="bold" style:font-weight-complex="bold"/>
    </style:style>
    <style:style style:name="P65" style:family="paragraph" style:parent-style-name="Standard">
      <style:text-properties style:font-name="Sans-serif" fo:font-weight="bold" officeooo:rsid="0ae9781d" officeooo:paragraph-rsid="0bd4b0ed" style:font-weight-asian="bold" style:font-weight-complex="bold"/>
    </style:style>
    <style:style style:name="P66" style:family="paragraph" style:parent-style-name="Standard">
      <style:text-properties style:font-name="Sans-serif" fo:font-weight="bold" officeooo:rsid="0732101a" officeooo:paragraph-rsid="0be06d51" style:font-weight-asian="bold" style:font-weight-complex="bold"/>
    </style:style>
    <style:style style:name="P67" style:family="paragraph" style:parent-style-name="Standard">
      <style:text-properties style:font-name="Sans-serif" fo:font-weight="bold" officeooo:rsid="0c0911c0" officeooo:paragraph-rsid="0c0911c0" style:font-weight-asian="bold" style:font-weight-complex="bold"/>
    </style:style>
    <style:style style:name="P68" style:family="paragraph" style:parent-style-name="Standard">
      <style:text-properties style:font-name="Sans-serif" fo:font-weight="bold" officeooo:rsid="0c504e4f" officeooo:paragraph-rsid="0c504e4f" style:font-weight-asian="bold" style:font-weight-complex="bold"/>
    </style:style>
    <style:style style:name="P69" style:family="paragraph" style:parent-style-name="Standard">
      <style:text-properties style:font-name="Sans-serif" fo:font-size="9pt" fo:font-weight="normal" officeooo:rsid="0782aa9e" officeooo:paragraph-rsid="0ae35a48" style:font-size-asian="9pt" style:font-weight-asian="normal" style:font-size-complex="9pt" style:font-weight-complex="normal"/>
    </style:style>
    <style:style style:name="P70" style:family="paragraph" style:parent-style-name="Standard">
      <style:text-properties style:font-name="Sans-serif" fo:font-size="9pt" fo:font-weight="normal" officeooo:rsid="0880bbfa" officeooo:paragraph-rsid="06d76c3a" style:font-size-asian="9pt" style:font-weight-asian="normal" style:font-size-complex="9pt" style:font-weight-complex="normal"/>
    </style:style>
    <style:style style:name="P71" style:family="paragraph" style:parent-style-name="Standard">
      <style:text-properties style:font-name="Sans-serif" fo:font-size="9pt" fo:font-weight="bold" officeooo:rsid="077070cb" officeooo:paragraph-rsid="0b55b417" style:font-size-asian="9pt" style:font-weight-asian="bold" style:font-size-complex="9pt" style:font-weight-complex="bold"/>
    </style:style>
    <style:style style:name="P72" style:family="paragraph" style:parent-style-name="Standard">
      <style:text-properties style:font-name="Sans-serif" fo:font-size="9pt" fo:font-weight="bold" officeooo:rsid="0732101a" officeooo:paragraph-rsid="0be9f343" style:font-size-asian="9pt" style:font-weight-asian="bold" style:font-size-complex="9pt" style:font-weight-complex="bold"/>
    </style:style>
    <style:style style:name="P73" style:family="paragraph" style:parent-style-name="Standard">
      <style:text-properties style:font-name="Sans-serif" fo:font-size="9pt" fo:font-weight="bold" officeooo:rsid="0c265dee" officeooo:paragraph-rsid="0c28a5da" style:font-size-asian="9pt" style:font-weight-asian="bold" style:font-size-complex="9pt" style:font-weight-complex="bold"/>
    </style:style>
    <style:style style:name="P74" style:family="paragraph" style:parent-style-name="Standard">
      <style:text-properties style:font-name="Sans-serif" officeooo:paragraph-rsid="0b949266"/>
    </style:style>
    <style:style style:name="P75" style:family="paragraph" style:parent-style-name="Standard">
      <style:text-properties style:font-name="Sans-serif" officeooo:paragraph-rsid="0c71157d"/>
    </style:style>
    <style:style style:name="P76" style:family="paragraph" style:parent-style-name="Standard">
      <style:text-properties officeooo:rsid="06d76c3a" officeooo:paragraph-rsid="0ab5e2b8"/>
    </style:style>
    <style:style style:name="P77" style:family="paragraph" style:parent-style-name="Standard">
      <style:text-properties officeooo:rsid="06d76c3a" officeooo:paragraph-rsid="0c9fa098"/>
    </style:style>
    <style:style style:name="P78" style:family="paragraph" style:parent-style-name="Standard">
      <style:text-properties fo:font-weight="bold" officeooo:rsid="0c35c1e5" officeooo:paragraph-rsid="0c35c1e5" style:font-weight-asian="bold" style:font-weight-complex="bold"/>
    </style:style>
    <style:style style:name="P79" style:family="paragraph" style:parent-style-name="Standard">
      <style:paragraph-properties fo:text-align="center" style:justify-single-word="false"/>
      <style:text-properties officeooo:paragraph-rsid="0c13ff25"/>
    </style:style>
    <style:style style:name="P80"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e60e0f" officeooo:paragraph-rsid="09a266a6" style:font-weight-asian="bold" style:font-weight-complex="bold"/>
    </style:style>
    <style:style style:name="P81" style:family="paragraph" style:parent-style-name="Standard">
      <loext:graphic-properties draw:fill="none"/>
      <style:paragraph-properties fo:margin-left="0.25in" fo:margin-right="0in" fo:text-align="start" style:justify-single-word="false" fo:text-indent="-0.25in" style:auto-text-indent="false" fo:background-color="transparent">
        <style:tab-stops>
          <style:tab-stop style:position="-0.1291in"/>
        </style:tab-stops>
      </style:paragraph-properties>
      <style:text-properties style:font-name="Sans-serif" fo:font-weight="bold" officeooo:rsid="06f66ded" officeooo:paragraph-rsid="0b949266" style:font-weight-asian="bold" style:font-weight-complex="bold"/>
    </style:style>
    <style:style style:name="P82" style:family="paragraph" style:parent-style-name="Standard">
      <loext:graphic-properties draw:fill="none"/>
      <style:paragraph-properties fo:margin-left="0.25in" fo:margin-right="0in" fo:text-indent="-0.25in" style:auto-text-indent="false" fo:background-color="transparent"/>
      <style:text-properties style:font-name="Sans-serif" fo:font-weight="bold" officeooo:rsid="06f66ded" officeooo:paragraph-rsid="0b949266" style:font-weight-asian="bold" style:font-weight-complex="bold"/>
    </style:style>
    <style:style style:name="P83" style:family="paragraph" style:parent-style-name="Standard">
      <loext:graphic-properties draw:fill="none"/>
      <style:paragraph-properties fo:margin-left="0.25in" fo:margin-right="0in" fo:text-indent="-0.25in" style:auto-text-indent="false" fo:background-color="transparent"/>
      <style:text-properties style:font-name="Sans-serif" officeooo:paragraph-rsid="0b949266"/>
    </style:style>
    <style:style style:name="P8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style:font-name="Sans-serif" fo:font-weight="bold" officeooo:rsid="06f66ded" officeooo:paragraph-rsid="0b949266" style:font-weight-asian="bold" style:font-weight-complex="bold"/>
    </style:style>
    <style:style style:name="P85"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27a31ad" style:font-weight-asian="normal" style:font-weight-complex="normal"/>
    </style:style>
    <style:style style:name="T4" style:family="text">
      <style:text-properties fo:font-weight="normal" officeooo:rsid="027c085d" style:font-weight-asian="normal" style:font-weight-complex="normal"/>
    </style:style>
    <style:style style:name="T5" style:family="text">
      <style:text-properties fo:font-weight="normal" officeooo:rsid="0278b763" style:font-weight-asian="normal" style:font-weight-complex="normal"/>
    </style:style>
    <style:style style:name="T6" style:family="text">
      <style:text-properties fo:font-weight="normal" officeooo:rsid="02c417ad" style:font-weight-asian="normal" style:font-weight-complex="normal"/>
    </style:style>
    <style:style style:name="T7" style:family="text">
      <style:text-properties fo:font-weight="normal" officeooo:rsid="027a1814" style:font-weight-asian="normal" style:font-weight-complex="normal"/>
    </style:style>
    <style:style style:name="T8" style:family="text">
      <style:text-properties fo:font-weight="normal" officeooo:rsid="028c29cb" style:font-weight-asian="normal" style:font-weight-complex="normal"/>
    </style:style>
    <style:style style:name="T9" style:family="text">
      <style:text-properties fo:font-weight="normal" officeooo:rsid="0317d397" style:font-weight-asian="normal" style:font-weight-complex="normal"/>
    </style:style>
    <style:style style:name="T10" style:family="text">
      <style:text-properties fo:font-weight="normal" officeooo:rsid="03fa0180" style:font-weight-asian="normal" style:font-weight-complex="normal"/>
    </style:style>
    <style:style style:name="T11" style:family="text">
      <style:text-properties fo:font-weight="normal" officeooo:rsid="028a678f" style:font-weight-asian="normal" style:font-weight-complex="normal"/>
    </style:style>
    <style:style style:name="T12" style:family="text">
      <style:text-properties fo:font-weight="normal" officeooo:rsid="028aaa5c" style:font-weight-asian="normal" style:font-weight-complex="normal"/>
    </style:style>
    <style:style style:name="T13" style:family="text">
      <style:text-properties fo:font-weight="normal" officeooo:rsid="027dfbc3" style:font-weight-asian="normal" style:font-weight-complex="normal"/>
    </style:style>
    <style:style style:name="T14" style:family="text">
      <style:text-properties fo:font-weight="normal" officeooo:rsid="0280e20c" style:font-weight-asian="normal" style:font-weight-complex="normal"/>
    </style:style>
    <style:style style:name="T15" style:family="text">
      <style:text-properties fo:font-weight="normal" officeooo:rsid="05452289" style:font-weight-asian="normal" style:font-weight-complex="normal"/>
    </style:style>
    <style:style style:name="T16" style:family="text">
      <style:text-properties fo:font-weight="normal" officeooo:rsid="05486375" style:font-weight-asian="normal" style:font-weight-complex="normal"/>
    </style:style>
    <style:style style:name="T17" style:family="text">
      <style:text-properties fo:font-weight="normal" officeooo:rsid="0699c527" style:font-weight-asian="normal" style:font-weight-complex="normal"/>
    </style:style>
    <style:style style:name="T18" style:family="text">
      <style:text-properties fo:font-weight="normal" officeooo:rsid="069a0868" style:font-weight-asian="normal" style:font-weight-complex="normal"/>
    </style:style>
    <style:style style:name="T19" style:family="text">
      <style:text-properties fo:font-weight="normal" officeooo:rsid="06de3436" style:font-weight-asian="normal" style:font-weight-complex="normal"/>
    </style:style>
    <style:style style:name="T20" style:family="text">
      <style:text-properties fo:font-weight="normal" officeooo:rsid="06ec7be7" style:font-weight-asian="normal" style:font-weight-complex="normal"/>
    </style:style>
    <style:style style:name="T21" style:family="text">
      <style:text-properties fo:font-weight="normal" officeooo:rsid="06ee4788" style:font-weight-asian="normal" style:font-weight-complex="normal"/>
    </style:style>
    <style:style style:name="T22" style:family="text">
      <style:text-properties fo:font-weight="normal" officeooo:rsid="06f66ded" style:font-weight-asian="normal" style:font-weight-complex="normal"/>
    </style:style>
    <style:style style:name="T23" style:family="text">
      <style:text-properties fo:font-weight="normal" officeooo:rsid="0707c051" style:font-weight-asian="normal" style:font-weight-complex="normal"/>
    </style:style>
    <style:style style:name="T24" style:family="text">
      <style:text-properties fo:font-weight="normal" officeooo:rsid="0733225e" style:font-weight-asian="normal" style:font-weight-complex="normal"/>
    </style:style>
    <style:style style:name="T25" style:family="text">
      <style:text-properties fo:font-weight="normal" officeooo:rsid="075aa9fe" style:font-weight-asian="normal" style:font-weight-complex="normal"/>
    </style:style>
    <style:style style:name="T26" style:family="text">
      <style:text-properties fo:font-weight="normal" officeooo:rsid="077070cb" style:font-weight-asian="normal" style:font-weight-complex="normal"/>
    </style:style>
    <style:style style:name="T27" style:family="text">
      <style:text-properties fo:font-weight="normal" officeooo:rsid="07fa9853" style:font-weight-asian="normal" style:font-weight-complex="normal"/>
    </style:style>
    <style:style style:name="T28" style:family="text">
      <style:text-properties fo:font-weight="normal" officeooo:rsid="07fceba0" style:font-weight-asian="normal" style:font-weight-complex="normal"/>
    </style:style>
    <style:style style:name="T29" style:family="text">
      <style:text-properties fo:font-weight="normal" officeooo:rsid="0824da02" style:font-weight-asian="normal" style:font-weight-complex="normal"/>
    </style:style>
    <style:style style:name="T30" style:family="text">
      <style:text-properties fo:font-weight="normal" officeooo:rsid="0817cf13" style:font-weight-asian="normal" style:font-weight-complex="normal"/>
    </style:style>
    <style:style style:name="T31" style:family="text">
      <style:text-properties fo:font-weight="normal" officeooo:rsid="08186c64" style:font-weight-asian="normal" style:font-weight-complex="normal"/>
    </style:style>
    <style:style style:name="T32" style:family="text">
      <style:text-properties fo:font-weight="normal" officeooo:rsid="081d0265" style:font-weight-asian="normal" style:font-weight-complex="normal"/>
    </style:style>
    <style:style style:name="T33" style:family="text">
      <style:text-properties fo:font-weight="normal" officeooo:rsid="081ab357" style:font-weight-asian="normal" style:font-weight-complex="normal"/>
    </style:style>
    <style:style style:name="T34" style:family="text">
      <style:text-properties fo:font-weight="normal" officeooo:rsid="081e4097" style:font-weight-asian="normal" style:font-weight-complex="normal"/>
    </style:style>
    <style:style style:name="T35" style:family="text">
      <style:text-properties fo:font-weight="normal" officeooo:rsid="082ae97e" style:font-weight-asian="normal" style:font-weight-complex="normal"/>
    </style:style>
    <style:style style:name="T36" style:family="text">
      <style:text-properties fo:font-weight="normal" officeooo:rsid="0953ec25" style:font-weight-asian="normal" style:font-weight-complex="normal"/>
    </style:style>
    <style:style style:name="T37" style:family="text">
      <style:text-properties fo:font-weight="normal" officeooo:rsid="0997e212" style:font-weight-asian="normal" style:font-weight-complex="normal"/>
    </style:style>
    <style:style style:name="T38" style:family="text">
      <style:text-properties fo:font-weight="normal" officeooo:rsid="099c19a4" style:font-weight-asian="normal" style:font-weight-complex="normal"/>
    </style:style>
    <style:style style:name="T39" style:family="text">
      <style:text-properties fo:font-weight="normal" officeooo:rsid="09cafdb9" style:font-weight-asian="normal" style:font-weight-complex="normal"/>
    </style:style>
    <style:style style:name="T40" style:family="text">
      <style:text-properties fo:font-weight="normal" officeooo:rsid="0aba5f19" style:font-weight-asian="normal" style:font-weight-complex="normal"/>
    </style:style>
    <style:style style:name="T41" style:family="text">
      <style:text-properties fo:font-weight="normal" officeooo:rsid="06d76c3a" style:font-weight-asian="normal" style:font-weight-complex="normal"/>
    </style:style>
    <style:style style:name="T42" style:family="text">
      <style:text-properties fo:font-weight="normal" officeooo:rsid="0abf804a" style:font-weight-asian="normal" style:font-weight-complex="normal"/>
    </style:style>
    <style:style style:name="T43" style:family="text">
      <style:text-properties fo:font-weight="normal" officeooo:rsid="0ade38ed" style:font-weight-asian="normal" style:font-weight-complex="normal"/>
    </style:style>
    <style:style style:name="T44" style:family="text">
      <style:text-properties fo:font-weight="normal" officeooo:rsid="0ae38167" style:font-weight-asian="normal" style:font-weight-complex="normal"/>
    </style:style>
    <style:style style:name="T45" style:family="text">
      <style:text-properties fo:font-weight="normal" officeooo:rsid="0ae42245" style:font-weight-asian="normal" style:font-weight-complex="normal"/>
    </style:style>
    <style:style style:name="T46" style:family="text">
      <style:text-properties fo:font-weight="normal" officeooo:rsid="0b4e566e" style:font-weight-asian="normal" style:font-weight-complex="normal"/>
    </style:style>
    <style:style style:name="T47" style:family="text">
      <style:text-properties fo:font-weight="normal" officeooo:rsid="078a4f7f" style:font-weight-asian="normal" style:font-weight-complex="normal"/>
    </style:style>
    <style:style style:name="T48" style:family="text">
      <style:text-properties fo:font-weight="normal" officeooo:rsid="09376041" style:font-weight-asian="normal" style:font-weight-complex="normal"/>
    </style:style>
    <style:style style:name="T49" style:family="text">
      <style:text-properties fo:font-weight="normal" officeooo:rsid="076cbfaa" style:font-weight-asian="normal" style:font-weight-complex="normal"/>
    </style:style>
    <style:style style:name="T50" style:family="text">
      <style:text-properties fo:font-weight="normal" officeooo:rsid="0771f9c5" style:font-weight-asian="normal" style:font-weight-complex="normal"/>
    </style:style>
    <style:style style:name="T51" style:family="text">
      <style:text-properties fo:font-weight="normal" officeooo:rsid="082aad2e" style:font-weight-asian="normal" style:font-weight-complex="normal"/>
    </style:style>
    <style:style style:name="T52" style:family="text">
      <style:text-properties fo:font-weight="normal" officeooo:rsid="0b51e14d" style:font-weight-asian="normal" style:font-weight-complex="normal"/>
    </style:style>
    <style:style style:name="T53" style:family="text">
      <style:text-properties fo:font-weight="normal" officeooo:rsid="0b50ebe3" style:font-weight-asian="normal" style:font-weight-complex="normal"/>
    </style:style>
    <style:style style:name="T54" style:family="text">
      <style:text-properties fo:font-weight="normal" officeooo:rsid="0b8a45cf" style:font-weight-asian="normal" style:font-weight-complex="normal"/>
    </style:style>
    <style:style style:name="T55" style:family="text">
      <style:text-properties fo:font-weight="normal" officeooo:rsid="0b8beb29" style:font-weight-asian="normal" style:font-weight-complex="normal"/>
    </style:style>
    <style:style style:name="T56" style:family="text">
      <style:text-properties fo:font-weight="normal" officeooo:rsid="0b8cd074" style:font-weight-asian="normal" style:font-weight-complex="normal"/>
    </style:style>
    <style:style style:name="T57" style:family="text">
      <style:text-properties fo:font-weight="normal" officeooo:rsid="0b8e806c" style:font-weight-asian="normal" style:font-weight-complex="normal"/>
    </style:style>
    <style:style style:name="T58" style:family="text">
      <style:text-properties fo:font-weight="normal" officeooo:rsid="0b8f9dca" style:font-weight-asian="normal" style:font-weight-complex="normal"/>
    </style:style>
    <style:style style:name="T59" style:family="text">
      <style:text-properties fo:font-weight="normal" officeooo:rsid="0b91232f" style:font-weight-asian="normal" style:font-weight-complex="normal"/>
    </style:style>
    <style:style style:name="T60" style:family="text">
      <style:text-properties fo:font-weight="normal" officeooo:rsid="0b931332" style:font-weight-asian="normal" style:font-weight-complex="normal"/>
    </style:style>
    <style:style style:name="T61" style:family="text">
      <style:text-properties fo:font-weight="normal" officeooo:rsid="0b9a03c2" style:font-weight-asian="normal" style:font-weight-complex="normal"/>
    </style:style>
    <style:style style:name="T62" style:family="text">
      <style:text-properties fo:font-weight="normal" officeooo:rsid="0b9b04cb" style:font-weight-asian="normal" style:font-weight-complex="normal"/>
    </style:style>
    <style:style style:name="T63" style:family="text">
      <style:text-properties fo:font-weight="normal" officeooo:rsid="0bc23b67" style:font-weight-asian="normal" style:font-weight-complex="normal"/>
    </style:style>
    <style:style style:name="T64" style:family="text">
      <style:text-properties fo:font-weight="normal" officeooo:rsid="0bd01819" style:font-weight-asian="normal" style:font-weight-complex="normal"/>
    </style:style>
    <style:style style:name="T65" style:family="text">
      <style:text-properties fo:font-weight="normal" officeooo:rsid="0bdf40ac" style:font-weight-asian="normal" style:font-weight-complex="normal"/>
    </style:style>
    <style:style style:name="T66" style:family="text">
      <style:text-properties fo:font-weight="normal" officeooo:rsid="0be5537d" style:font-weight-asian="normal" style:font-weight-complex="normal"/>
    </style:style>
    <style:style style:name="T67" style:family="text">
      <style:text-properties fo:font-weight="normal" officeooo:rsid="0be6da61" style:font-weight-asian="normal" style:font-weight-complex="normal"/>
    </style:style>
    <style:style style:name="T68" style:family="text">
      <style:text-properties fo:font-weight="normal" officeooo:rsid="098819c9" style:font-weight-asian="normal" style:font-weight-complex="normal"/>
    </style:style>
    <style:style style:name="T69" style:family="text">
      <style:text-properties fo:font-weight="normal" officeooo:rsid="08235ec5" style:font-weight-asian="normal" style:font-weight-complex="normal"/>
    </style:style>
    <style:style style:name="T70" style:family="text">
      <style:text-properties fo:font-weight="normal" officeooo:rsid="0be9f343" style:font-weight-asian="normal" style:font-weight-complex="normal"/>
    </style:style>
    <style:style style:name="T71" style:family="text">
      <style:text-properties fo:font-weight="normal" officeooo:rsid="0beb0271" style:font-weight-asian="normal" style:font-weight-complex="normal"/>
    </style:style>
    <style:style style:name="T72" style:family="text">
      <style:text-properties fo:font-weight="normal" officeooo:rsid="0bec1481" style:font-weight-asian="normal" style:font-weight-complex="normal"/>
    </style:style>
    <style:style style:name="T73" style:family="text">
      <style:text-properties fo:font-weight="normal" officeooo:rsid="0bec65be" style:font-weight-asian="normal" style:font-weight-complex="normal"/>
    </style:style>
    <style:style style:name="T74" style:family="text">
      <style:text-properties fo:font-weight="normal" officeooo:rsid="0bed82a4" style:font-weight-asian="normal" style:font-weight-complex="normal"/>
    </style:style>
    <style:style style:name="T75" style:family="text">
      <style:text-properties fo:font-weight="normal" officeooo:rsid="0c0a21c0" style:font-weight-asian="normal" style:font-weight-complex="normal"/>
    </style:style>
    <style:style style:name="T76" style:family="text">
      <style:text-properties fo:font-weight="normal" officeooo:rsid="0c0b8020" style:font-weight-asian="normal" style:font-weight-complex="normal"/>
    </style:style>
    <style:style style:name="T77" style:family="text">
      <style:text-properties fo:font-weight="normal" officeooo:rsid="0c0e8d81" style:font-weight-asian="normal" style:font-weight-complex="normal"/>
    </style:style>
    <style:style style:name="T78" style:family="text">
      <style:text-properties fo:font-weight="normal" officeooo:rsid="0c101487" style:font-weight-asian="normal" style:font-weight-complex="normal"/>
    </style:style>
    <style:style style:name="T79" style:family="text">
      <style:text-properties fo:font-weight="normal" officeooo:rsid="0c24bbcc" style:font-weight-asian="normal" style:font-weight-complex="normal"/>
    </style:style>
    <style:style style:name="T80" style:family="text">
      <style:text-properties fo:font-weight="normal" officeooo:rsid="0c250b37" style:font-weight-asian="normal" style:font-weight-complex="normal"/>
    </style:style>
    <style:style style:name="T81" style:family="text">
      <style:text-properties fo:font-weight="normal" officeooo:rsid="0c27da56" style:font-weight-asian="normal" style:font-weight-complex="normal"/>
    </style:style>
    <style:style style:name="T82" style:family="text">
      <style:text-properties fo:font-weight="normal" officeooo:rsid="0c2816d0" style:font-weight-asian="normal" style:font-weight-complex="normal"/>
    </style:style>
    <style:style style:name="T83" style:family="text">
      <style:text-properties fo:font-weight="normal" officeooo:rsid="0c28a5da" style:font-weight-asian="normal" style:font-weight-complex="normal"/>
    </style:style>
    <style:style style:name="T84" style:family="text">
      <style:text-properties fo:font-weight="normal" officeooo:rsid="0c2b2a4e" style:font-weight-asian="normal" style:font-weight-complex="normal"/>
    </style:style>
    <style:style style:name="T85" style:family="text">
      <style:text-properties fo:font-weight="normal" officeooo:rsid="0c2e507e" style:font-weight-asian="normal" style:font-weight-complex="normal"/>
    </style:style>
    <style:style style:name="T86" style:family="text">
      <style:text-properties fo:font-weight="normal" officeooo:rsid="0c4beff9" style:font-weight-asian="normal" style:font-weight-complex="normal"/>
    </style:style>
    <style:style style:name="T87" style:family="text">
      <style:text-properties fo:font-weight="normal" officeooo:rsid="0c4cbfdf" style:font-weight-asian="normal" style:font-weight-complex="normal"/>
    </style:style>
    <style:style style:name="T88" style:family="text">
      <style:text-properties fo:font-weight="normal" officeooo:rsid="0c4e29e2" style:font-weight-asian="normal" style:font-weight-complex="normal"/>
    </style:style>
    <style:style style:name="T89" style:family="text">
      <style:text-properties fo:font-weight="normal" officeooo:rsid="0c4f07c7" style:font-weight-asian="normal" style:font-weight-complex="normal"/>
    </style:style>
    <style:style style:name="T90" style:family="text">
      <style:text-properties fo:font-weight="normal" officeooo:rsid="0c51f4f3" style:font-weight-asian="normal" style:font-weight-complex="normal"/>
    </style:style>
    <style:style style:name="T91" style:family="text">
      <style:text-properties fo:font-weight="normal" officeooo:rsid="0c5b8245" style:font-weight-asian="normal" style:font-weight-complex="normal"/>
    </style:style>
    <style:style style:name="T92" style:family="text">
      <style:text-properties fo:font-weight="normal" officeooo:rsid="0c69eaea" style:font-weight-asian="normal" style:font-weight-complex="normal"/>
    </style:style>
    <style:style style:name="T93" style:family="text">
      <style:text-properties fo:font-weight="normal" officeooo:rsid="0c6ab1e0" style:font-weight-asian="normal" style:font-weight-complex="normal"/>
    </style:style>
    <style:style style:name="T94" style:family="text">
      <style:text-properties fo:font-weight="normal" officeooo:rsid="0c7d7b21" style:font-weight-asian="normal" style:font-weight-complex="normal"/>
    </style:style>
    <style:style style:name="T95" style:family="text">
      <style:text-properties fo:font-weight="normal" officeooo:rsid="0c7e4450" style:font-weight-asian="normal" style:font-weight-complex="normal"/>
    </style:style>
    <style:style style:name="T96" style:family="text">
      <style:text-properties fo:font-weight="normal" officeooo:rsid="0c8bb460" style:font-weight-asian="normal" style:font-weight-complex="normal"/>
    </style:style>
    <style:style style:name="T97" style:family="text">
      <style:text-properties fo:font-weight="normal" officeooo:rsid="0c8c29bd" style:font-weight-asian="normal" style:font-weight-complex="normal"/>
    </style:style>
    <style:style style:name="T98" style:family="text">
      <style:text-properties fo:font-weight="normal" officeooo:rsid="0c8c29fb" style:font-weight-asian="normal" style:font-weight-complex="normal"/>
    </style:style>
    <style:style style:name="T99" style:family="text">
      <style:text-properties fo:font-weight="normal" officeooo:rsid="0c8ecd0e" style:font-weight-asian="normal" style:font-weight-complex="normal"/>
    </style:style>
    <style:style style:name="T100" style:family="text">
      <style:text-properties fo:font-weight="normal" officeooo:rsid="0c90a8d3" style:font-weight-asian="normal" style:font-weight-complex="normal"/>
    </style:style>
    <style:style style:name="T101" style:family="text">
      <style:text-properties fo:font-weight="normal" officeooo:rsid="0c925216" style:font-weight-asian="normal" style:font-weight-complex="normal"/>
    </style:style>
    <style:style style:name="T102" style:family="text">
      <style:text-properties fo:font-weight="normal" officeooo:rsid="0c96c946" style:font-weight-asian="normal" style:font-weight-complex="normal"/>
    </style:style>
    <style:style style:name="T103" style:family="text">
      <style:text-properties fo:font-style="italic" fo:font-weight="normal" officeooo:rsid="022da1e3" style:font-style-asian="italic" style:font-weight-asian="normal" style:font-style-complex="italic" style:font-weight-complex="normal"/>
    </style:style>
    <style:style style:name="T104" style:family="text">
      <style:text-properties fo:font-style="normal" style:font-style-asian="normal" style:font-style-complex="normal"/>
    </style:style>
    <style:style style:name="T105" style:family="text">
      <style:text-properties fo:font-style="normal" officeooo:rsid="022da1e3" style:font-style-asian="normal" style:font-style-complex="normal"/>
    </style:style>
    <style:style style:name="T106" style:family="text">
      <style:text-properties fo:font-style="normal" officeooo:rsid="027a31ad" style:font-style-asian="normal" style:font-style-complex="normal"/>
    </style:style>
    <style:style style:name="T107" style:family="text">
      <style:text-properties fo:font-style="normal" officeooo:rsid="027b4658" style:font-style-asian="normal" style:font-style-complex="normal"/>
    </style:style>
    <style:style style:name="T108" style:family="text">
      <style:text-properties fo:font-style="normal" officeooo:rsid="0278b763" style:font-style-asian="normal" style:font-style-complex="normal"/>
    </style:style>
    <style:style style:name="T109" style:family="text">
      <style:text-properties fo:font-style="normal" officeooo:rsid="0291b3ef" style:font-style-asian="normal" style:font-style-complex="normal"/>
    </style:style>
    <style:style style:name="T110" style:family="text">
      <style:text-properties fo:font-style="normal" officeooo:rsid="028b168c" style:font-style-asian="normal" style:font-style-complex="normal"/>
    </style:style>
    <style:style style:name="T111" style:family="text">
      <style:text-properties fo:font-style="normal" officeooo:rsid="06a0b570" style:font-style-asian="normal" style:font-style-complex="normal"/>
    </style:style>
    <style:style style:name="T112" style:family="text">
      <style:text-properties fo:font-style="normal" officeooo:rsid="06a0cdc4" style:font-style-asian="normal" style:font-style-complex="normal"/>
    </style:style>
    <style:style style:name="T113" style:family="text">
      <style:text-properties fo:font-style="normal" officeooo:rsid="06a10196" style:font-style-asian="normal" style:font-style-complex="normal"/>
    </style:style>
    <style:style style:name="T114" style:family="text">
      <style:text-properties fo:font-style="normal" officeooo:rsid="0b5a5c7f" style:font-style-asian="normal" style:font-style-complex="normal"/>
    </style:style>
    <style:style style:name="T115" style:family="text">
      <style:text-properties fo:font-style="normal" officeooo:rsid="0c6d9dd7" style:font-style-asian="normal" style:font-style-complex="normal"/>
    </style:style>
    <style:style style:name="T116" style:family="text">
      <style:text-properties fo:font-style="normal" officeooo:rsid="0c6cb46e" style:font-style-asian="normal" style:font-style-complex="norm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2721a9d" style:font-style-asian="normal" style:font-weight-asian="normal" style:font-style-complex="normal" style:font-weight-complex="normal"/>
    </style:style>
    <style:style style:name="T119" style:family="text">
      <style:text-properties fo:font-style="normal" fo:font-weight="normal" officeooo:rsid="0272eb10" style:font-style-asian="normal" style:font-weight-asian="normal" style:font-style-complex="normal" style:font-weight-complex="normal"/>
    </style:style>
    <style:style style:name="T120" style:family="text">
      <style:text-properties fo:font-style="normal" fo:font-weight="normal" officeooo:rsid="02754cf5" style:font-style-asian="normal" style:font-weight-asian="normal" style:font-style-complex="normal" style:font-weight-complex="normal"/>
    </style:style>
    <style:style style:name="T121" style:family="text">
      <style:text-properties fo:font-style="normal" fo:font-weight="normal" officeooo:rsid="022da1e3" style:font-style-asian="normal" style:font-weight-asian="normal" style:font-style-complex="normal" style:font-weight-complex="normal"/>
    </style:style>
    <style:style style:name="T122" style:family="text">
      <style:text-properties fo:font-style="normal" fo:font-weight="normal" officeooo:rsid="02772f4c" style:font-style-asian="normal" style:font-weight-asian="normal" style:font-style-complex="normal" style:font-weight-complex="normal"/>
    </style:style>
    <style:style style:name="T123" style:family="text">
      <style:text-properties fo:font-style="normal" fo:font-weight="normal" officeooo:rsid="027a31ad" style:font-style-asian="normal" style:font-weight-asian="normal" style:font-style-complex="normal" style:font-weight-complex="normal"/>
    </style:style>
    <style:style style:name="T124" style:family="text">
      <style:text-properties fo:font-style="normal" fo:font-weight="normal" officeooo:rsid="028667bc" style:font-style-asian="normal" style:font-weight-asian="normal" style:font-style-complex="normal" style:font-weight-complex="normal"/>
    </style:style>
    <style:style style:name="T125" style:family="text">
      <style:text-properties fo:font-style="normal" fo:font-weight="normal" officeooo:rsid="0287db41" style:font-style-asian="normal" style:font-weight-asian="normal" style:font-style-complex="normal" style:font-weight-complex="normal"/>
    </style:style>
    <style:style style:name="T126" style:family="text">
      <style:text-properties fo:font-style="normal" fo:font-weight="normal" officeooo:rsid="0288e2ec" style:font-style-asian="normal" style:font-weight-asian="normal" style:font-style-complex="normal" style:font-weight-complex="normal"/>
    </style:style>
    <style:style style:name="T127" style:family="text">
      <style:text-properties fo:font-style="normal" fo:font-weight="normal" officeooo:rsid="0290c81c" style:font-style-asian="normal" style:font-weight-asian="normal" style:font-style-complex="normal" style:font-weight-complex="normal"/>
    </style:style>
    <style:style style:name="T128" style:family="text">
      <style:text-properties fo:font-style="normal" fo:font-weight="normal" officeooo:rsid="02abdeb6" style:font-style-asian="normal" style:font-weight-asian="normal" style:font-style-complex="normal" style:font-weight-complex="normal"/>
    </style:style>
    <style:style style:name="T129" style:family="text">
      <style:text-properties fo:font-style="normal" fo:font-weight="normal" officeooo:rsid="02af976a" style:font-style-asian="normal" style:font-weight-asian="normal" style:font-style-complex="normal" style:font-weight-complex="normal"/>
    </style:style>
    <style:style style:name="T130" style:family="text">
      <style:text-properties fo:font-style="normal" fo:font-weight="normal" officeooo:rsid="02b0e2e3" style:font-style-asian="normal" style:font-weight-asian="normal" style:font-style-complex="normal" style:font-weight-complex="normal"/>
    </style:style>
    <style:style style:name="T131" style:family="text">
      <style:text-properties fo:font-style="normal" fo:font-weight="normal" officeooo:rsid="02b9acc2" style:font-style-asian="normal" style:font-weight-asian="normal" style:font-style-complex="normal" style:font-weight-complex="normal"/>
    </style:style>
    <style:style style:name="T132" style:family="text">
      <style:text-properties fo:font-style="normal" fo:font-weight="normal" officeooo:rsid="02c16617" style:font-style-asian="normal" style:font-weight-asian="normal" style:font-style-complex="normal" style:font-weight-complex="normal"/>
    </style:style>
    <style:style style:name="T133" style:family="text">
      <style:text-properties fo:font-style="normal" fo:font-weight="normal" officeooo:rsid="02c1ec86" style:font-style-asian="normal" style:font-weight-asian="normal" style:font-style-complex="normal" style:font-weight-complex="normal"/>
    </style:style>
    <style:style style:name="T134" style:family="text">
      <style:text-properties fo:font-style="normal" fo:font-weight="normal" officeooo:rsid="02c38e56" style:font-style-asian="normal" style:font-weight-asian="normal" style:font-style-complex="normal" style:font-weight-complex="normal"/>
    </style:style>
    <style:style style:name="T135" style:family="text">
      <style:text-properties fo:font-style="normal" fo:font-weight="normal" officeooo:rsid="0291b3ef" style:font-style-asian="normal" style:font-weight-asian="normal" style:font-style-complex="normal" style:font-weight-complex="normal"/>
    </style:style>
    <style:style style:name="T136" style:family="text">
      <style:text-properties fo:font-style="normal" fo:font-weight="normal" officeooo:rsid="02d9f5b1" style:font-style-asian="normal" style:font-weight-asian="normal" style:font-style-complex="normal" style:font-weight-complex="normal"/>
    </style:style>
    <style:style style:name="T137" style:family="text">
      <style:text-properties fo:font-style="normal" fo:font-weight="normal" officeooo:rsid="031a80b2" style:font-style-asian="normal" style:font-weight-asian="normal" style:font-style-complex="normal" style:font-weight-complex="normal"/>
    </style:style>
    <style:style style:name="T138" style:family="text">
      <style:text-properties fo:font-style="normal" fo:font-weight="normal" officeooo:rsid="04738d2f" style:font-style-asian="normal" style:font-weight-asian="normal" style:font-style-complex="normal" style:font-weight-complex="normal"/>
    </style:style>
    <style:style style:name="T139" style:family="text">
      <style:text-properties fo:font-style="normal" fo:font-weight="normal" officeooo:rsid="068f367b" style:font-style-asian="normal" style:font-weight-asian="normal" style:font-style-complex="normal" style:font-weight-complex="normal"/>
    </style:style>
    <style:style style:name="T140" style:family="text">
      <style:text-properties fo:font-style="normal" fo:font-weight="normal" officeooo:rsid="0697ec8e" style:font-style-asian="normal" style:font-weight-asian="normal" style:font-style-complex="normal" style:font-weight-complex="normal"/>
    </style:style>
    <style:style style:name="T141" style:family="text">
      <style:text-properties fo:font-style="normal" fo:font-weight="normal" officeooo:rsid="069856db" style:font-style-asian="normal" style:font-weight-asian="normal" style:font-style-complex="normal" style:font-weight-complex="normal"/>
    </style:style>
    <style:style style:name="T142" style:family="text">
      <style:text-properties fo:font-style="normal" fo:font-weight="normal" officeooo:rsid="06995fc3" style:font-style-asian="normal" style:font-weight-asian="normal" style:font-style-complex="normal" style:font-weight-complex="normal"/>
    </style:style>
    <style:style style:name="T143" style:family="text">
      <style:text-properties fo:font-style="normal" fo:font-weight="normal" officeooo:rsid="069d2ce2" style:font-style-asian="normal" style:font-weight-asian="normal" style:font-style-complex="normal" style:font-weight-complex="normal"/>
    </style:style>
    <style:style style:name="T144" style:family="text">
      <style:text-properties fo:font-style="normal" fo:font-weight="normal" officeooo:rsid="069f1f28" style:font-style-asian="normal" style:font-weight-asian="normal" style:font-style-complex="normal" style:font-weight-complex="normal"/>
    </style:style>
    <style:style style:name="T145" style:family="text">
      <style:text-properties fo:font-style="normal" fo:font-weight="normal" officeooo:rsid="06a4f958" style:font-style-asian="normal" style:font-weight-asian="normal" style:font-style-complex="normal" style:font-weight-complex="normal"/>
    </style:style>
    <style:style style:name="T146" style:family="text">
      <style:text-properties fo:font-style="normal" fo:font-weight="normal" officeooo:rsid="06a94589" style:font-style-asian="normal" style:font-weight-asian="normal" style:font-style-complex="normal" style:font-weight-complex="normal"/>
    </style:style>
    <style:style style:name="T147" style:family="text">
      <style:text-properties fo:font-style="normal" fo:font-weight="normal" officeooo:rsid="06b7d12f" style:font-style-asian="normal" style:font-weight-asian="normal" style:font-style-complex="normal" style:font-weight-complex="normal"/>
    </style:style>
    <style:style style:name="T148" style:family="text">
      <style:text-properties fo:font-style="normal" fo:font-weight="normal" officeooo:rsid="06b7e7e8" style:font-style-asian="normal" style:font-weight-asian="normal" style:font-style-complex="normal" style:font-weight-complex="normal"/>
    </style:style>
    <style:style style:name="T149" style:family="text">
      <style:text-properties fo:font-style="normal" fo:font-weight="normal" officeooo:rsid="081ab357" style:font-style-asian="normal" style:font-weight-asian="normal" style:font-style-complex="normal" style:font-weight-complex="normal"/>
    </style:style>
    <style:style style:name="T150" style:family="text">
      <style:text-properties fo:font-style="normal" fo:font-weight="normal" officeooo:rsid="09ce6ae1" style:font-style-asian="normal" style:font-weight-asian="normal" style:font-style-complex="normal" style:font-weight-complex="normal"/>
    </style:style>
    <style:style style:name="T151" style:family="text">
      <style:text-properties fo:font-style="normal" fo:font-weight="normal" officeooo:rsid="0abe06ec" style:font-style-asian="normal" style:font-weight-asian="normal" style:font-style-complex="normal" style:font-weight-complex="normal"/>
    </style:style>
    <style:style style:name="T152" style:family="text">
      <style:text-properties fo:font-style="normal" fo:font-weight="normal" officeooo:rsid="0ac2801c" style:font-style-asian="normal" style:font-weight-asian="normal" style:font-style-complex="normal" style:font-weight-complex="normal"/>
    </style:style>
    <style:style style:name="T153" style:family="text">
      <style:text-properties fo:font-style="normal" fo:font-weight="normal" officeooo:rsid="0b2112ad" style:font-style-asian="normal" style:font-weight-asian="normal" style:font-style-complex="normal" style:font-weight-complex="normal"/>
    </style:style>
    <style:style style:name="T154" style:family="text">
      <style:text-properties fo:font-style="normal" fo:font-weight="normal" officeooo:rsid="0b2200d4" style:font-style-asian="normal" style:font-weight-asian="normal" style:font-style-complex="normal" style:font-weight-complex="normal"/>
    </style:style>
    <style:style style:name="T155" style:family="text">
      <style:text-properties fo:font-style="normal" fo:font-weight="normal" officeooo:rsid="0b24f73a" style:font-style-asian="normal" style:font-weight-asian="normal" style:font-style-complex="normal" style:font-weight-complex="normal"/>
    </style:style>
    <style:style style:name="T156" style:family="text">
      <style:text-properties fo:font-style="normal" fo:font-weight="normal" officeooo:rsid="0b2650bc" style:font-style-asian="normal" style:font-weight-asian="normal" style:font-style-complex="normal" style:font-weight-complex="normal"/>
    </style:style>
    <style:style style:name="T157" style:family="text">
      <style:text-properties fo:font-style="normal" fo:font-weight="normal" officeooo:rsid="0b278cd6" style:font-style-asian="normal" style:font-weight-asian="normal" style:font-style-complex="normal" style:font-weight-complex="normal"/>
    </style:style>
    <style:style style:name="T158" style:family="text">
      <style:text-properties fo:font-style="normal" fo:font-weight="normal" officeooo:rsid="0b2c0f43" style:font-style-asian="normal" style:font-weight-asian="normal" style:font-style-complex="normal" style:font-weight-complex="normal"/>
    </style:style>
    <style:style style:name="T159" style:family="text">
      <style:text-properties fo:font-style="normal" fo:font-weight="normal" officeooo:rsid="0b2d6bb5" style:font-style-asian="normal" style:font-weight-asian="normal" style:font-style-complex="normal" style:font-weight-complex="normal"/>
    </style:style>
    <style:style style:name="T160" style:family="text">
      <style:text-properties fo:font-style="normal" fo:font-weight="normal" officeooo:rsid="0b2f9967" style:font-style-asian="normal" style:font-weight-asian="normal" style:font-style-complex="normal" style:font-weight-complex="normal"/>
    </style:style>
    <style:style style:name="T161" style:family="text">
      <style:text-properties fo:font-style="normal" fo:font-weight="normal" officeooo:rsid="0b505724" style:font-style-asian="normal" style:font-weight-asian="normal" style:font-style-complex="normal" style:font-weight-complex="normal"/>
    </style:style>
    <style:style style:name="T162" style:family="text">
      <style:text-properties fo:font-style="normal" fo:font-weight="normal" officeooo:rsid="0bc23b67" style:font-style-asian="normal" style:font-weight-asian="normal" style:font-style-complex="normal" style:font-weight-complex="normal"/>
    </style:style>
    <style:style style:name="T163" style:family="text">
      <style:text-properties fo:font-style="normal" fo:font-weight="normal" officeooo:rsid="0bc573ce" style:font-style-asian="normal" style:font-weight-asian="normal" style:font-style-complex="normal" style:font-weight-complex="normal"/>
    </style:style>
    <style:style style:name="T164" style:family="text">
      <style:text-properties fo:font-style="normal" fo:font-weight="normal" officeooo:rsid="0bc8dfc2" style:font-style-asian="normal" style:font-weight-asian="normal" style:font-style-complex="normal" style:font-weight-complex="normal"/>
    </style:style>
    <style:style style:name="T165" style:family="text">
      <style:text-properties fo:font-style="normal" fo:font-weight="normal" officeooo:rsid="0bd8419d" style:font-style-asian="normal" style:font-weight-asian="normal" style:font-style-complex="normal" style:font-weight-complex="normal"/>
    </style:style>
    <style:style style:name="T166" style:family="text">
      <style:text-properties fo:font-style="normal" fo:font-weight="normal" officeooo:rsid="0c44afb2" style:font-style-asian="normal" style:font-weight-asian="normal" style:font-style-complex="normal" style:font-weight-complex="normal"/>
    </style:style>
    <style:style style:name="T167" style:family="text">
      <style:text-properties fo:font-style="normal" fo:font-weight="normal" officeooo:rsid="0c44d70d" style:font-style-asian="normal" style:font-weight-asian="normal" style:font-style-complex="normal" style:font-weight-complex="normal"/>
    </style:style>
    <style:style style:name="T168" style:family="text">
      <style:text-properties fo:font-style="normal" fo:font-weight="normal" officeooo:rsid="0c479cae" style:font-style-asian="normal" style:font-weight-asian="normal" style:font-style-complex="normal" style:font-weight-complex="normal"/>
    </style:style>
    <style:style style:name="T169" style:family="text">
      <style:text-properties fo:font-style="normal" fo:font-weight="normal" officeooo:rsid="0c6cb46e" style:font-style-asian="normal" style:font-weight-asian="normal" style:font-style-complex="normal" style:font-weight-complex="normal"/>
    </style:style>
    <style:style style:name="T170" style:family="text">
      <style:text-properties fo:font-style="normal" fo:font-weight="normal" officeooo:rsid="0c6f9232" style:font-style-asian="normal" style:font-weight-asian="normal" style:font-style-complex="normal" style:font-weight-complex="normal"/>
    </style:style>
    <style:style style:name="T171" style:family="text">
      <style:text-properties fo:font-style="normal" fo:font-weight="normal" officeooo:rsid="0c7276aa" style:font-style-asian="normal" style:font-weight-asian="normal" style:font-style-complex="normal" style:font-weight-complex="normal"/>
    </style:style>
    <style:style style:name="T172" style:family="text">
      <style:text-properties fo:font-style="normal" fo:font-weight="normal" officeooo:rsid="0c73ad28" style:font-style-asian="normal" style:font-weight-asian="normal" style:font-style-complex="normal" style:font-weight-complex="normal"/>
    </style:style>
    <style:style style:name="T173" style:family="text">
      <style:text-properties fo:font-style="normal" style:text-underline-style="solid" style:text-underline-width="auto" style:text-underline-color="font-color" officeooo:rsid="027a31ad" style:font-style-asian="normal" style:font-style-complex="normal"/>
    </style:style>
    <style:style style:name="T174" style:family="text">
      <style:text-properties fo:font-style="normal" fo:font-weight="bold" officeooo:rsid="0c6cb46e" style:font-style-asian="normal" style:font-weight-asian="bold" style:font-style-complex="normal" style:font-weight-complex="bold"/>
    </style:style>
    <style:style style:name="T175" style:family="text">
      <style:text-properties fo:font-style="normal" fo:font-weight="bold" officeooo:rsid="0c6d9dd7" style:font-style-asian="normal" style:font-weight-asian="bold" style:font-style-complex="normal" style:font-weight-complex="bold"/>
    </style:style>
    <style:style style:name="T176" style:family="text">
      <style:text-properties fo:font-style="normal" fo:font-weight="bold" officeooo:rsid="0c6f9232" style:font-style-asian="normal" style:font-weight-asian="bold" style:font-style-complex="normal" style:font-weight-complex="bold"/>
    </style:style>
    <style:style style:name="T177" style:family="text">
      <style:text-properties officeooo:rsid="06d76c3a"/>
    </style:style>
    <style:style style:name="T178" style:family="text">
      <style:text-properties style:font-name="Sans-serif"/>
    </style:style>
    <style:style style:name="T179" style:family="text">
      <style:text-properties style:font-name="Sans-serif" fo:font-weight="normal" style:font-weight-asian="normal" style:font-weight-complex="normal"/>
    </style:style>
    <style:style style:name="T180" style:family="text">
      <style:text-properties style:font-name="Sans-serif" fo:font-weight="normal" officeooo:rsid="077070cb" style:font-weight-asian="normal" style:font-weight-complex="normal"/>
    </style:style>
    <style:style style:name="T181" style:family="text">
      <style:text-properties style:font-name="Sans-serif" fo:font-weight="normal" officeooo:rsid="0771f9c5" style:font-weight-asian="normal" style:font-weight-complex="normal"/>
    </style:style>
    <style:style style:name="T182" style:family="text">
      <style:text-properties style:font-name="Sans-serif" fo:font-weight="normal" officeooo:rsid="085bc3a8" style:font-weight-asian="normal" style:font-weight-complex="normal"/>
    </style:style>
    <style:style style:name="T183" style:family="text">
      <style:text-properties style:font-name="Sans-serif" fo:font-weight="normal" officeooo:rsid="076cbfaa" style:font-weight-asian="normal" style:font-weight-complex="normal"/>
    </style:style>
    <style:style style:name="T184" style:family="text">
      <style:text-properties style:font-name="Sans-serif" fo:font-weight="normal" officeooo:rsid="0782aa9e" style:font-weight-asian="normal" style:font-weight-complex="normal"/>
    </style:style>
    <style:style style:name="T185" style:family="text">
      <style:text-properties style:font-name="Sans-serif" fo:font-weight="normal" officeooo:rsid="08238c6e" style:font-weight-asian="normal" style:font-weight-complex="normal"/>
    </style:style>
    <style:style style:name="T186" style:family="text">
      <style:text-properties style:font-name="Sans-serif" fo:font-weight="normal" officeooo:rsid="085da823" style:font-weight-asian="normal" style:font-weight-complex="normal"/>
    </style:style>
    <style:style style:name="T187" style:family="text">
      <style:text-properties style:font-name="Sans-serif" fo:font-weight="normal" officeooo:rsid="0ab0d59d" style:font-weight-asian="normal" style:font-weight-complex="normal"/>
    </style:style>
    <style:style style:name="T188" style:family="text">
      <style:text-properties style:font-name="Sans-serif" fo:font-weight="normal" officeooo:rsid="0b6a5b4c" style:font-weight-asian="normal" style:font-weight-complex="normal"/>
    </style:style>
    <style:style style:name="T189" style:family="text">
      <style:text-properties style:font-name="Sans-serif" fo:font-weight="normal" officeooo:rsid="0b7c9f43" style:font-weight-asian="normal" style:font-weight-complex="normal"/>
    </style:style>
    <style:style style:name="T190" style:family="text">
      <style:text-properties style:font-name="Sans-serif" fo:font-weight="normal" officeooo:rsid="0c369723" style:font-weight-asian="normal" style:font-weight-complex="normal"/>
    </style:style>
    <style:style style:name="T191" style:family="text">
      <style:text-properties style:font-name="Sans-serif" fo:font-weight="normal" officeooo:rsid="0c3cf076" style:font-weight-asian="normal" style:font-weight-complex="normal"/>
    </style:style>
    <style:style style:name="T192" style:family="text">
      <style:text-properties style:font-name="Sans-serif" fo:font-weight="normal" officeooo:rsid="0c3ee0cd" style:font-weight-asian="normal" style:font-weight-complex="normal"/>
    </style:style>
    <style:style style:name="T193" style:family="text">
      <style:text-properties style:font-name="Sans-serif" fo:font-weight="normal" officeooo:rsid="0c492c3e" style:font-weight-asian="normal" style:font-weight-complex="normal"/>
    </style:style>
    <style:style style:name="T194" style:family="text">
      <style:text-properties style:font-name="Sans-serif" fo:font-weight="normal" officeooo:rsid="0c4b18da" style:font-weight-asian="normal" style:font-weight-complex="normal"/>
    </style:style>
    <style:style style:name="T195" style:family="text">
      <style:text-properties style:font-name="Sans-serif" fo:font-weight="bold" style:font-weight-asian="bold" style:font-weight-complex="bold"/>
    </style:style>
    <style:style style:name="T196" style:family="text">
      <style:text-properties style:font-name="Sans-serif" style:text-underline-style="solid" style:text-underline-width="auto" style:text-underline-color="font-color" fo:font-weight="normal" officeooo:rsid="0c9d29fa" style:font-weight-asian="normal" style:font-weight-complex="normal"/>
    </style:style>
    <style:style style:name="T197" style:family="text">
      <style:text-properties style:font-name="Sans-serif" officeooo:rsid="0b5ba80f"/>
    </style:style>
    <style:style style:name="T198" style:family="text">
      <style:text-properties style:font-name="Sans-serif" fo:font-size="9pt" fo:font-weight="normal" officeooo:rsid="06f66ded" style:font-size-asian="9pt" style:font-weight-asian="normal" style:font-size-complex="9pt" style:font-weight-complex="normal"/>
    </style:style>
    <style:style style:name="T199" style:family="text">
      <style:text-properties style:font-name="Sans-serif" fo:font-style="normal" style:text-underline-style="none" fo:font-weight="normal" officeooo:rsid="0c9d29fa" style:font-style-asian="normal" style:font-weight-asian="normal" style:font-style-complex="normal" style:font-weight-complex="normal"/>
    </style:style>
    <style:style style:name="T200" style:family="text">
      <style:text-properties style:font-name="Sans-serif" fo:font-style="normal" style:text-underline-style="none" fo:font-weight="normal" officeooo:rsid="0c9e1a13" style:font-style-asian="normal" style:font-weight-asian="normal" style:font-style-complex="normal" style:font-weight-complex="normal"/>
    </style:style>
    <style:style style:name="T201" style:family="text">
      <style:text-properties style:font-name="Sans-serif" fo:font-style="normal" style:text-underline-style="none" fo:font-weight="normal" officeooo:rsid="0ca153cc" style:font-style-asian="normal" style:font-weight-asian="normal" style:font-style-complex="normal" style:font-weight-complex="normal"/>
    </style:style>
    <style:style style:name="T202" style:family="text">
      <style:text-properties style:font-name="Sans-serif" fo:font-style="normal" style:text-underline-style="none" fo:font-weight="normal" officeooo:rsid="0ca405b9" style:font-style-asian="normal" style:font-weight-asian="normal" style:font-style-complex="normal" style:font-weight-complex="normal"/>
    </style:style>
    <style:style style:name="T203" style:family="text">
      <style:text-properties style:font-name="Sans-serif" fo:font-style="normal" style:text-underline-style="none" fo:font-weight="normal" officeooo:rsid="0ca58f72" style:font-style-asian="normal" style:font-weight-asian="normal" style:font-style-complex="normal" style:font-weight-complex="normal"/>
    </style:style>
    <style:style style:name="T204" style:family="text">
      <style:text-properties style:font-name="Sans-serif" fo:font-style="normal" style:text-underline-style="none" fo:font-weight="normal" officeooo:rsid="0ca9747d" style:font-style-asian="normal" style:font-weight-asian="normal" style:font-style-complex="normal" style:font-weight-complex="normal"/>
    </style:style>
    <style:style style:name="T205" style:family="text">
      <style:text-properties fo:font-size="9pt" fo:font-weight="normal" style:font-size-asian="9pt" style:font-weight-asian="normal" style:font-size-complex="9pt" style:font-weight-complex="normal"/>
    </style:style>
    <style:style style:name="T206" style:family="text">
      <style:text-properties fo:font-size="9pt" fo:font-weight="normal" officeooo:rsid="06e1036e" style:font-size-asian="9pt" style:font-weight-asian="normal" style:font-size-complex="9pt" style:font-weight-complex="normal"/>
    </style:style>
    <style:style style:name="T207" style:family="text">
      <style:text-properties fo:font-size="9pt" fo:font-weight="normal" officeooo:rsid="06e50a70" style:font-size-asian="9pt" style:font-weight-asian="normal" style:font-size-complex="9pt" style:font-weight-complex="normal"/>
    </style:style>
    <style:style style:name="T208" style:family="text">
      <style:text-properties fo:font-size="9pt" fo:font-weight="normal" officeooo:rsid="06f66ded" style:font-size-asian="9pt" style:font-weight-asian="normal" style:font-size-complex="9pt" style:font-weight-complex="normal"/>
    </style:style>
    <style:style style:name="T209" style:family="text">
      <style:text-properties fo:font-size="9pt" fo:font-weight="normal" officeooo:rsid="06fbcfbf" style:font-size-asian="9pt" style:font-weight-asian="normal" style:font-size-complex="9pt" style:font-weight-complex="normal"/>
    </style:style>
    <style:style style:name="T210" style:family="text">
      <style:text-properties fo:font-size="9pt" fo:font-weight="normal" officeooo:rsid="07049575" style:font-size-asian="9pt" style:font-weight-asian="normal" style:font-size-complex="9pt" style:font-weight-complex="normal"/>
    </style:style>
    <style:style style:name="T211" style:family="text">
      <style:text-properties fo:font-size="9pt" fo:font-weight="normal" officeooo:rsid="070e326d" style:font-size-asian="9pt" style:font-weight-asian="normal" style:font-size-complex="9pt" style:font-weight-complex="normal"/>
    </style:style>
    <style:style style:name="T212" style:family="text">
      <style:text-properties fo:font-size="9pt" fo:font-weight="normal" officeooo:rsid="0716bceb" style:font-size-asian="9pt" style:font-weight-asian="normal" style:font-size-complex="9pt" style:font-weight-complex="normal"/>
    </style:style>
    <style:style style:name="T213" style:family="text">
      <style:text-properties fo:font-size="9pt" fo:font-weight="normal" officeooo:rsid="0732538f" style:font-size-asian="9pt" style:font-weight-asian="normal" style:font-size-complex="9pt" style:font-weight-complex="normal"/>
    </style:style>
    <style:style style:name="T214" style:family="text">
      <style:text-properties fo:font-size="9pt" fo:font-weight="normal" officeooo:rsid="076cbfaa" style:font-size-asian="9pt" style:font-weight-asian="normal" style:font-size-complex="9pt" style:font-weight-complex="normal"/>
    </style:style>
    <style:style style:name="T215" style:family="text">
      <style:text-properties fo:font-size="9pt" fo:font-weight="normal" officeooo:rsid="078a4f7f" style:font-size-asian="9pt" style:font-weight-asian="normal" style:font-size-complex="9pt" style:font-weight-complex="normal"/>
    </style:style>
    <style:style style:name="T216" style:family="text">
      <style:text-properties fo:font-size="9pt" fo:font-weight="normal" officeooo:rsid="07fa9853" style:font-size-asian="9pt" style:font-weight-asian="normal" style:font-size-complex="9pt" style:font-weight-complex="normal"/>
    </style:style>
    <style:style style:name="T217" style:family="text">
      <style:text-properties fo:font-size="9pt" fo:font-weight="normal" officeooo:rsid="07fc5146" style:font-size-asian="9pt" style:font-weight-asian="normal" style:font-size-complex="9pt" style:font-weight-complex="normal"/>
    </style:style>
    <style:style style:name="T218" style:family="text">
      <style:text-properties fo:font-size="9pt" fo:font-weight="normal" officeooo:rsid="0804f8c8" style:font-size-asian="9pt" style:font-weight-asian="normal" style:font-size-complex="9pt" style:font-weight-complex="normal"/>
    </style:style>
    <style:style style:name="T219" style:family="text">
      <style:text-properties fo:font-size="9pt" fo:font-weight="normal" officeooo:rsid="0805b45c" style:font-size-asian="9pt" style:font-weight-asian="normal" style:font-size-complex="9pt" style:font-weight-complex="normal"/>
    </style:style>
    <style:style style:name="T220" style:family="text">
      <style:text-properties fo:font-size="9pt" fo:font-weight="normal" officeooo:rsid="0807999d" style:font-size-asian="9pt" style:font-weight-asian="normal" style:font-size-complex="9pt" style:font-weight-complex="normal"/>
    </style:style>
    <style:style style:name="T221" style:family="text">
      <style:text-properties fo:font-size="9pt" fo:font-weight="normal" officeooo:rsid="080ebc4a" style:font-size-asian="9pt" style:font-weight-asian="normal" style:font-size-complex="9pt" style:font-weight-complex="normal"/>
    </style:style>
    <style:style style:name="T222" style:family="text">
      <style:text-properties fo:font-size="9pt" fo:font-weight="normal" officeooo:rsid="082a99d0" style:font-size-asian="9pt" style:font-weight-asian="normal" style:font-size-complex="9pt" style:font-weight-complex="normal"/>
    </style:style>
    <style:style style:name="T223" style:family="text">
      <style:text-properties fo:font-size="9pt" fo:font-weight="normal" officeooo:rsid="08568432" style:font-size-asian="9pt" style:font-weight-asian="normal" style:font-size-complex="9pt" style:font-weight-complex="normal"/>
    </style:style>
    <style:style style:name="T224" style:family="text">
      <style:text-properties fo:font-size="9pt" fo:font-weight="normal" officeooo:rsid="0858d545" style:font-size-asian="9pt" style:font-weight-asian="normal" style:font-size-complex="9pt" style:font-weight-complex="normal"/>
    </style:style>
    <style:style style:name="T225" style:family="text">
      <style:text-properties fo:font-size="9pt" fo:font-weight="normal" officeooo:rsid="0859d664" style:font-size-asian="9pt" style:font-weight-asian="normal" style:font-size-complex="9pt" style:font-weight-complex="normal"/>
    </style:style>
    <style:style style:name="T226" style:family="text">
      <style:text-properties fo:font-size="9pt" fo:font-weight="normal" officeooo:rsid="085af688" style:font-size-asian="9pt" style:font-weight-asian="normal" style:font-size-complex="9pt" style:font-weight-complex="normal"/>
    </style:style>
    <style:style style:name="T227" style:family="text">
      <style:text-properties fo:font-size="9pt" fo:font-weight="normal" officeooo:rsid="0862d05b" style:font-size-asian="9pt" style:font-weight-asian="normal" style:font-size-complex="9pt" style:font-weight-complex="normal"/>
    </style:style>
    <style:style style:name="T228" style:family="text">
      <style:text-properties fo:font-size="9pt" fo:font-weight="normal" officeooo:rsid="08644a0f" style:font-size-asian="9pt" style:font-weight-asian="normal" style:font-size-complex="9pt" style:font-weight-complex="normal"/>
    </style:style>
    <style:style style:name="T229" style:family="text">
      <style:text-properties fo:font-size="9pt" fo:font-weight="normal" officeooo:rsid="08656a13" style:font-size-asian="9pt" style:font-weight-asian="normal" style:font-size-complex="9pt" style:font-weight-complex="normal"/>
    </style:style>
    <style:style style:name="T230" style:family="text">
      <style:text-properties fo:font-size="9pt" fo:font-weight="normal" officeooo:rsid="086dd48e" style:font-size-asian="9pt" style:font-weight-asian="normal" style:font-size-complex="9pt" style:font-weight-complex="normal"/>
    </style:style>
    <style:style style:name="T231" style:family="text">
      <style:text-properties fo:font-size="9pt" fo:font-weight="normal" officeooo:rsid="0880bbfa" style:font-size-asian="9pt" style:font-weight-asian="normal" style:font-size-complex="9pt" style:font-weight-complex="normal"/>
    </style:style>
    <style:style style:name="T232" style:family="text">
      <style:text-properties fo:font-size="9pt" fo:font-weight="normal" officeooo:rsid="09585482" style:font-size-asian="9pt" style:font-weight-asian="normal" style:font-size-complex="9pt" style:font-weight-complex="normal"/>
    </style:style>
    <style:style style:name="T233" style:family="text">
      <style:text-properties fo:font-size="9pt" fo:font-weight="normal" officeooo:rsid="096f94d5" style:font-size-asian="9pt" style:font-weight-asian="normal" style:font-size-complex="9pt" style:font-weight-complex="normal"/>
    </style:style>
    <style:style style:name="T234" style:family="text">
      <style:text-properties fo:font-size="9pt" fo:font-weight="normal" officeooo:rsid="09f9cffe" style:font-size-asian="9pt" style:font-weight-asian="normal" style:font-size-complex="9pt" style:font-weight-complex="normal"/>
    </style:style>
    <style:style style:name="T235" style:family="text">
      <style:text-properties fo:font-size="9pt" fo:font-weight="normal" officeooo:rsid="0a1f69e9" style:font-size-asian="9pt" style:font-weight-asian="normal" style:font-size-complex="9pt" style:font-weight-complex="normal"/>
    </style:style>
    <style:style style:name="T236" style:family="text">
      <style:text-properties fo:font-size="9pt" fo:font-weight="normal" officeooo:rsid="0ae03407" style:font-size-asian="9pt" style:font-weight-asian="normal" style:font-size-complex="9pt" style:font-weight-complex="normal"/>
    </style:style>
    <style:style style:name="T237" style:family="text">
      <style:text-properties fo:font-size="9pt" fo:font-weight="normal" officeooo:rsid="0853aa48" style:font-size-asian="9pt" style:font-weight-asian="normal" style:font-size-complex="9pt" style:font-weight-complex="normal"/>
    </style:style>
    <style:style style:name="T238" style:family="text">
      <style:text-properties fo:font-size="9pt" fo:font-weight="normal" officeooo:rsid="0b579e00" style:font-size-asian="9pt" style:font-weight-asian="normal" style:font-size-complex="9pt" style:font-weight-complex="normal"/>
    </style:style>
    <style:style style:name="T239" style:family="text">
      <style:text-properties fo:font-size="9pt" fo:font-weight="normal" officeooo:rsid="0b5da3d2" style:font-size-asian="9pt" style:font-weight-asian="normal" style:font-size-complex="9pt" style:font-weight-complex="normal"/>
    </style:style>
    <style:style style:name="T240" style:family="text">
      <style:text-properties fo:font-size="9pt" fo:font-weight="normal" officeooo:rsid="0b5e89a7" style:font-size-asian="9pt" style:font-weight-asian="normal" style:font-size-complex="9pt" style:font-weight-complex="normal"/>
    </style:style>
    <style:style style:name="T241" style:family="text">
      <style:text-properties fo:font-size="9pt" fo:font-weight="normal" officeooo:rsid="0bd9135a" style:font-size-asian="9pt" style:font-weight-asian="normal" style:font-size-complex="9pt" style:font-weight-complex="normal"/>
    </style:style>
    <style:style style:name="T242" style:family="text">
      <style:text-properties fo:font-size="9pt" fo:font-weight="normal" officeooo:rsid="0bda44b9" style:font-size-asian="9pt" style:font-weight-asian="normal" style:font-size-complex="9pt" style:font-weight-complex="normal"/>
    </style:style>
    <style:style style:name="T243" style:family="text">
      <style:text-properties fo:font-size="9pt" fo:font-weight="normal" officeooo:rsid="0bdb6fd0" style:font-size-asian="9pt" style:font-weight-asian="normal" style:font-size-complex="9pt" style:font-weight-complex="normal"/>
    </style:style>
    <style:style style:name="T244" style:family="text">
      <style:text-properties fo:font-size="9pt" fo:font-weight="normal" officeooo:rsid="0be06d51" style:font-size-asian="9pt" style:font-weight-asian="normal" style:font-size-complex="9pt" style:font-weight-complex="normal"/>
    </style:style>
    <style:style style:name="T245" style:family="text">
      <style:text-properties fo:font-size="9pt" fo:font-weight="normal" officeooo:rsid="0be14637" style:font-size-asian="9pt" style:font-weight-asian="normal" style:font-size-complex="9pt" style:font-weight-complex="normal"/>
    </style:style>
    <style:style style:name="T246" style:family="text">
      <style:text-properties fo:font-size="9pt" fo:font-weight="normal" officeooo:rsid="0be31e4c" style:font-size-asian="9pt" style:font-weight-asian="normal" style:font-size-complex="9pt" style:font-weight-complex="normal"/>
    </style:style>
    <style:style style:name="T247" style:family="text">
      <style:text-properties fo:font-size="9pt" fo:font-weight="normal" officeooo:rsid="0bf0b705" style:font-size-asian="9pt" style:font-weight-asian="normal" style:font-size-complex="9pt" style:font-weight-complex="normal"/>
    </style:style>
    <style:style style:name="T248" style:family="text">
      <style:text-properties fo:font-size="9pt" fo:font-weight="normal" officeooo:rsid="0bf24474" style:font-size-asian="9pt" style:font-weight-asian="normal" style:font-size-complex="9pt" style:font-weight-complex="normal"/>
    </style:style>
    <style:style style:name="T249" style:family="text">
      <style:text-properties fo:font-size="9pt" fo:font-weight="normal" officeooo:rsid="0bf41299" style:font-size-asian="9pt" style:font-weight-asian="normal" style:font-size-complex="9pt" style:font-weight-complex="normal"/>
    </style:style>
    <style:style style:name="T250" style:family="text">
      <style:text-properties fo:font-size="9pt" fo:font-weight="normal" officeooo:rsid="0c5d518d" style:font-size-asian="9pt" style:font-weight-asian="normal" style:font-size-complex="9pt" style:font-weight-complex="normal"/>
    </style:style>
    <style:style style:name="T251" style:family="text">
      <style:text-properties fo:font-size="9pt" fo:font-weight="normal" officeooo:rsid="0c601ae2" style:font-size-asian="9pt" style:font-weight-asian="normal" style:font-size-complex="9pt" style:font-weight-complex="normal"/>
    </style:style>
    <style:style style:name="T252" style:family="text">
      <style:text-properties fo:font-size="9pt" fo:font-weight="normal" officeooo:rsid="0c6052b2" style:font-size-asian="9pt" style:font-weight-asian="normal" style:font-size-complex="9pt" style:font-weight-complex="normal"/>
    </style:style>
    <style:style style:name="T253" style:family="text">
      <style:text-properties fo:font-size="9pt" fo:font-weight="normal" officeooo:rsid="0c60a5aa" style:font-size-asian="9pt" style:font-weight-asian="normal" style:font-size-complex="9pt" style:font-weight-complex="normal"/>
    </style:style>
    <style:style style:name="T254" style:family="text">
      <style:text-properties fo:font-size="9pt" fo:font-weight="normal" officeooo:rsid="0c62ad80" style:font-size-asian="9pt" style:font-weight-asian="normal" style:font-size-complex="9pt" style:font-weight-complex="normal"/>
    </style:style>
    <style:style style:name="T255" style:family="text">
      <style:text-properties fo:font-size="9pt" fo:font-weight="normal" officeooo:rsid="0c632a1c" style:font-size-asian="9pt" style:font-weight-asian="normal" style:font-size-complex="9pt" style:font-weight-complex="normal"/>
    </style:style>
    <style:style style:name="T256" style:family="text">
      <style:text-properties fo:font-size="9pt" fo:font-weight="normal" officeooo:rsid="0c66b475" style:font-size-asian="9pt" style:font-weight-asian="normal" style:font-size-complex="9pt" style:font-weight-complex="normal"/>
    </style:style>
    <style:style style:name="T257" style:family="text">
      <style:text-properties fo:font-size="9pt" fo:font-weight="normal" officeooo:rsid="0c6ab1e0" style:font-size-asian="9pt" style:font-weight-asian="normal" style:font-size-complex="9pt" style:font-weight-complex="normal"/>
    </style:style>
    <style:style style:name="T258" style:family="text">
      <style:text-properties fo:font-size="9pt" fo:font-weight="normal" officeooo:rsid="0c7a40c1" style:font-size-asian="9pt" style:font-weight-asian="normal" style:font-size-complex="9pt" style:font-weight-complex="normal"/>
    </style:style>
    <style:style style:name="T259" style:family="text">
      <style:text-properties fo:font-size="9pt" fo:font-weight="normal" officeooo:rsid="0c7bbcea" style:font-size-asian="9pt" style:font-weight-asian="normal" style:font-size-complex="9pt" style:font-weight-complex="normal"/>
    </style:style>
    <style:style style:name="T260" style:family="text">
      <style:text-properties fo:font-size="9pt" fo:font-weight="normal" officeooo:rsid="0c95418f" style:font-size-asian="9pt" style:font-weight-asian="normal" style:font-size-complex="9pt" style:font-weight-complex="normal"/>
    </style:style>
    <style:style style:name="T261" style:family="text">
      <style:text-properties fo:font-size="9pt" style:font-size-asian="9pt" style:font-size-complex="9pt"/>
    </style:style>
    <style:style style:name="T262" style:family="text">
      <style:text-properties fo:font-size="9pt" officeooo:rsid="0954d4dc" style:font-size-asian="9pt" style:font-size-complex="9pt"/>
    </style:style>
    <style:style style:name="T263" style:family="text">
      <style:text-properties fo:font-size="9pt" fo:font-style="normal" fo:font-weight="normal" style:font-size-asian="9pt" style:font-style-asian="normal" style:font-weight-asian="normal" style:font-size-complex="9pt" style:font-style-complex="normal" style:font-weight-complex="normal"/>
    </style:style>
    <style:style style:name="T264"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265" style:family="text">
      <style:text-properties fo:font-size="9pt" fo:font-style="normal" fo:font-weight="normal" officeooo:rsid="09738611" style:font-size-asian="9pt" style:font-style-asian="normal" style:font-weight-asian="normal" style:font-size-complex="9pt" style:font-style-complex="normal" style:font-weight-complex="normal"/>
    </style:style>
    <style:style style:name="T266" style:family="text">
      <style:text-properties fo:font-size="9pt" fo:font-style="normal" fo:font-weight="normal" officeooo:rsid="0976e8c7" style:font-size-asian="9pt" style:font-style-asian="normal" style:font-weight-asian="normal" style:font-size-complex="9pt" style:font-style-complex="normal" style:font-weight-complex="normal"/>
    </style:style>
    <style:style style:name="T267" style:family="text">
      <style:text-properties fo:font-size="9pt" fo:font-style="normal" fo:font-weight="normal" officeooo:rsid="09a8d0f7" style:font-size-asian="9pt" style:font-style-asian="normal" style:font-weight-asian="normal" style:font-size-complex="9pt" style:font-style-complex="normal" style:font-weight-complex="normal"/>
    </style:style>
    <style:style style:name="T268" style:family="text">
      <style:text-properties fo:font-size="9pt" fo:font-style="normal" fo:font-weight="normal" officeooo:rsid="09aa8cd4" style:font-size-asian="9pt" style:font-style-asian="normal" style:font-weight-asian="normal" style:font-size-complex="9pt" style:font-style-complex="normal" style:font-weight-complex="normal"/>
    </style:style>
    <style:style style:name="T269" style:family="text">
      <style:text-properties fo:font-size="9pt" fo:font-style="normal" fo:font-weight="normal" officeooo:rsid="09abb228" style:font-size-asian="9pt" style:font-style-asian="normal" style:font-weight-asian="normal" style:font-size-complex="9pt" style:font-style-complex="normal" style:font-weight-complex="normal"/>
    </style:style>
    <style:style style:name="T270" style:family="text">
      <style:text-properties fo:font-size="9pt" fo:font-style="normal" fo:font-weight="normal" officeooo:rsid="09d00ba5" style:font-size-asian="9pt" style:font-style-asian="normal" style:font-weight-asian="normal" style:font-size-complex="9pt" style:font-style-complex="normal" style:font-weight-complex="normal"/>
    </style:style>
    <style:style style:name="T271" style:family="text">
      <style:text-properties fo:font-size="9pt" fo:font-style="normal" fo:font-weight="normal" officeooo:rsid="02da6f23" style:font-size-asian="9pt" style:font-style-asian="normal" style:font-weight-asian="normal" style:font-size-complex="9pt" style:font-style-complex="normal" style:font-weight-complex="normal"/>
    </style:style>
    <style:style style:name="T272" style:family="text">
      <style:text-properties fo:font-size="9pt" fo:font-style="normal" fo:font-weight="normal" officeooo:rsid="028b168c" style:font-size-asian="9pt" style:font-style-asian="normal" style:font-weight-asian="normal" style:font-size-complex="9pt" style:font-style-complex="normal" style:font-weight-complex="normal"/>
    </style:style>
    <style:style style:name="T273" style:family="text">
      <style:text-properties fo:font-size="9pt" fo:font-style="normal" fo:font-weight="normal" officeooo:rsid="02acf3dd" style:font-size-asian="9pt" style:font-style-asian="normal" style:font-weight-asian="normal" style:font-size-complex="9pt" style:font-style-complex="normal" style:font-weight-complex="normal"/>
    </style:style>
    <style:style style:name="T274" style:family="text">
      <style:text-properties fo:font-size="9pt" fo:font-style="normal" fo:font-weight="normal" officeooo:rsid="02a1c961" style:font-size-asian="9pt" style:font-style-asian="normal" style:font-weight-asian="normal" style:font-size-complex="9pt" style:font-style-complex="normal" style:font-weight-complex="normal"/>
    </style:style>
    <style:style style:name="T275" style:family="text">
      <style:text-properties fo:font-size="9pt" fo:font-style="normal" fo:font-weight="normal" officeooo:rsid="028cce98" style:font-size-asian="9pt" style:font-style-asian="normal" style:font-weight-asian="normal" style:font-size-complex="9pt" style:font-style-complex="normal" style:font-weight-complex="normal"/>
    </style:style>
    <style:style style:name="T276" style:family="text">
      <style:text-properties fo:font-size="9pt" fo:font-style="normal" fo:font-weight="normal" officeooo:rsid="0adfaee0" style:font-size-asian="9pt" style:font-style-asian="normal" style:font-weight-asian="normal" style:font-size-complex="9pt" style:font-style-complex="normal" style:font-weight-complex="normal"/>
    </style:style>
    <style:style style:name="T277" style:family="text">
      <style:text-properties fo:font-size="9pt" fo:font-style="normal" fo:font-weight="normal" officeooo:rsid="0aeae410" style:font-size-asian="9pt" style:font-style-asian="normal" style:font-weight-asian="normal" style:font-size-complex="9pt" style:font-style-complex="normal" style:font-weight-complex="normal"/>
    </style:style>
    <style:style style:name="T278" style:family="text">
      <style:text-properties fo:font-size="9pt" fo:font-style="normal" fo:font-weight="normal" officeooo:rsid="0af06519" style:font-size-asian="9pt" style:font-style-asian="normal" style:font-weight-asian="normal" style:font-size-complex="9pt" style:font-style-complex="normal" style:font-weight-complex="normal"/>
    </style:style>
    <style:style style:name="T279" style:family="text">
      <style:text-properties fo:font-size="9pt" fo:font-style="normal" fo:font-weight="normal" officeooo:rsid="0af374ca" style:font-size-asian="9pt" style:font-style-asian="normal" style:font-weight-asian="normal" style:font-size-complex="9pt" style:font-style-complex="normal" style:font-weight-complex="normal"/>
    </style:style>
    <style:style style:name="T280" style:family="text">
      <style:text-properties fo:font-size="9pt" fo:font-style="normal" fo:font-weight="normal" officeooo:rsid="0af57d2f" style:font-size-asian="9pt" style:font-style-asian="normal" style:font-weight-asian="normal" style:font-size-complex="9pt" style:font-style-complex="normal" style:font-weight-complex="normal"/>
    </style:style>
    <style:style style:name="T281" style:family="text">
      <style:text-properties fo:font-size="9pt" fo:font-style="normal" fo:font-weight="normal" officeooo:rsid="0af6c9b7" style:font-size-asian="9pt" style:font-style-asian="normal" style:font-weight-asian="normal" style:font-size-complex="9pt" style:font-style-complex="normal" style:font-weight-complex="normal"/>
    </style:style>
    <style:style style:name="T282" style:family="text">
      <style:text-properties fo:font-size="9pt" fo:font-style="normal" fo:font-weight="normal" officeooo:rsid="0b010391" style:font-size-asian="9pt" style:font-style-asian="normal" style:font-weight-asian="normal" style:font-size-complex="9pt" style:font-style-complex="normal" style:font-weight-complex="normal"/>
    </style:style>
    <style:style style:name="T283" style:family="text">
      <style:text-properties fo:font-size="9pt" fo:font-style="normal" fo:font-weight="normal" officeooo:rsid="0b018e0e" style:font-size-asian="9pt" style:font-style-asian="normal" style:font-weight-asian="normal" style:font-size-complex="9pt" style:font-style-complex="normal" style:font-weight-complex="normal"/>
    </style:style>
    <style:style style:name="T284" style:family="text">
      <style:text-properties fo:font-size="9pt" fo:font-style="normal" fo:font-weight="normal" officeooo:rsid="0b0facb5" style:font-size-asian="9pt" style:font-style-asian="normal" style:font-weight-asian="normal" style:font-size-complex="9pt" style:font-style-complex="normal" style:font-weight-complex="normal"/>
    </style:style>
    <style:style style:name="T285" style:family="text">
      <style:text-properties fo:font-size="9pt" fo:font-style="normal" fo:font-weight="normal" officeooo:rsid="02f842e5" style:font-size-asian="9pt" style:font-style-asian="normal" style:font-weight-asian="normal" style:font-size-complex="9pt" style:font-style-complex="normal" style:font-weight-complex="normal"/>
    </style:style>
    <style:style style:name="T286" style:family="text">
      <style:text-properties fo:font-size="9pt" fo:font-style="normal" fo:font-weight="normal" officeooo:rsid="0237dc93" style:font-size-asian="9pt" style:font-style-asian="normal" style:font-weight-asian="normal" style:font-size-complex="9pt" style:font-style-complex="normal" style:font-weight-complex="normal"/>
    </style:style>
    <style:style style:name="T287" style:family="text">
      <style:text-properties fo:font-size="9pt" fo:font-style="normal" fo:font-weight="normal" officeooo:rsid="0acae6d2" style:font-size-asian="9pt" style:font-style-asian="normal" style:font-weight-asian="normal" style:font-size-complex="9pt" style:font-style-complex="normal" style:font-weight-complex="normal"/>
    </style:style>
    <style:style style:name="T288" style:family="text">
      <style:text-properties fo:font-size="9pt" fo:font-style="normal" fo:font-weight="normal" officeooo:rsid="02f68621" style:font-size-asian="9pt" style:font-style-asian="normal" style:font-weight-asian="normal" style:font-size-complex="9pt" style:font-style-complex="normal" style:font-weight-complex="normal"/>
    </style:style>
    <style:style style:name="T289" style:family="text">
      <style:text-properties fo:font-size="9pt" fo:font-style="normal" fo:font-weight="normal" officeooo:rsid="025497f3" style:font-size-asian="9pt" style:font-style-asian="normal" style:font-weight-asian="normal" style:font-size-complex="9pt" style:font-style-complex="normal" style:font-weight-complex="normal"/>
    </style:style>
    <style:style style:name="T290" style:family="text">
      <style:text-properties fo:font-size="9pt" fo:font-style="normal" fo:font-weight="normal" officeooo:rsid="0acc4aec" style:font-size-asian="9pt" style:font-style-asian="normal" style:font-weight-asian="normal" style:font-size-complex="9pt" style:font-style-complex="normal" style:font-weight-complex="normal"/>
    </style:style>
    <style:style style:name="T291" style:family="text">
      <style:text-properties fo:font-size="9pt" fo:font-style="normal" fo:font-weight="normal" officeooo:rsid="0ace9381" style:font-size-asian="9pt" style:font-style-asian="normal" style:font-weight-asian="normal" style:font-size-complex="9pt" style:font-style-complex="normal" style:font-weight-complex="normal"/>
    </style:style>
    <style:style style:name="T292" style:family="text">
      <style:text-properties fo:font-size="9pt" fo:font-style="normal" fo:font-weight="normal" officeooo:rsid="0acdd45c" style:font-size-asian="9pt" style:font-style-asian="normal" style:font-weight-asian="normal" style:font-size-complex="9pt" style:font-style-complex="normal" style:font-weight-complex="normal"/>
    </style:style>
    <style:style style:name="T293" style:family="text">
      <style:text-properties fo:font-size="9pt" fo:font-style="normal" fo:font-weight="normal" officeooo:rsid="0acff9dd" style:font-size-asian="9pt" style:font-style-asian="normal" style:font-weight-asian="normal" style:font-size-complex="9pt" style:font-style-complex="normal" style:font-weight-complex="normal"/>
    </style:style>
    <style:style style:name="T294" style:family="text">
      <style:text-properties fo:font-size="9pt" fo:font-style="normal" fo:font-weight="normal" officeooo:rsid="0ace56f9" style:font-size-asian="9pt" style:font-style-asian="normal" style:font-weight-asian="normal" style:font-size-complex="9pt" style:font-style-complex="normal" style:font-weight-complex="normal"/>
    </style:style>
    <style:style style:name="T295" style:family="text">
      <style:text-properties fo:font-size="9pt" fo:font-style="normal" fo:font-weight="normal" officeooo:rsid="0b30de7d" style:font-size-asian="9pt" style:font-style-asian="normal" style:font-weight-asian="normal" style:font-size-complex="9pt" style:font-style-complex="normal" style:font-weight-complex="normal"/>
    </style:style>
    <style:style style:name="T296" style:family="text">
      <style:text-properties fo:font-size="9pt" fo:font-style="normal" fo:font-weight="normal" officeooo:rsid="0b628c38" style:font-size-asian="9pt" style:font-style-asian="normal" style:font-weight-asian="normal" style:font-size-complex="9pt" style:font-style-complex="normal" style:font-weight-complex="normal"/>
    </style:style>
    <style:style style:name="T297" style:family="text">
      <style:text-properties fo:font-size="9pt" fo:font-style="normal" fo:font-weight="normal" officeooo:rsid="0b80566c" style:font-size-asian="9pt" style:font-style-asian="normal" style:font-weight-asian="normal" style:font-size-complex="9pt" style:font-style-complex="normal" style:font-weight-complex="normal"/>
    </style:style>
    <style:style style:name="T298" style:family="text">
      <style:text-properties fo:font-size="9pt" fo:font-style="normal" fo:font-weight="normal" officeooo:rsid="0b822068" style:font-size-asian="9pt" style:font-style-asian="normal" style:font-weight-asian="normal" style:font-size-complex="9pt" style:font-style-complex="normal" style:font-weight-complex="normal"/>
    </style:style>
    <style:style style:name="T299" style:family="text">
      <style:text-properties fo:font-size="9pt" fo:font-style="normal" fo:font-weight="normal" officeooo:rsid="0b837ab7" style:font-size-asian="9pt" style:font-style-asian="normal" style:font-weight-asian="normal" style:font-size-complex="9pt" style:font-style-complex="normal" style:font-weight-complex="normal"/>
    </style:style>
    <style:style style:name="T300" style:family="text">
      <style:text-properties fo:font-size="9pt" fo:font-style="normal" fo:font-weight="normal" officeooo:rsid="0b8543fb" style:font-size-asian="9pt" style:font-style-asian="normal" style:font-weight-asian="normal" style:font-size-complex="9pt" style:font-style-complex="normal" style:font-weight-complex="normal"/>
    </style:style>
    <style:style style:name="T301" style:family="text">
      <style:text-properties fo:font-size="9pt" fo:font-style="normal" fo:font-weight="normal" officeooo:rsid="0b85bf3b" style:font-size-asian="9pt" style:font-style-asian="normal" style:font-weight-asian="normal" style:font-size-complex="9pt" style:font-style-complex="normal" style:font-weight-complex="normal"/>
    </style:style>
    <style:style style:name="T302" style:family="text">
      <style:text-properties fo:font-size="9pt" fo:font-style="normal" fo:font-weight="normal" officeooo:rsid="0b86a048" style:font-size-asian="9pt" style:font-style-asian="normal" style:font-weight-asian="normal" style:font-size-complex="9pt" style:font-style-complex="normal" style:font-weight-complex="normal"/>
    </style:style>
    <style:style style:name="T303" style:family="text">
      <style:text-properties fo:font-size="9pt" fo:font-style="normal" fo:font-weight="normal" officeooo:rsid="0b895163" style:font-size-asian="9pt" style:font-style-asian="normal" style:font-weight-asian="normal" style:font-size-complex="9pt" style:font-style-complex="normal" style:font-weight-complex="normal"/>
    </style:style>
    <style:style style:name="T304" style:family="text">
      <style:text-properties fo:font-size="9pt" fo:font-style="normal" fo:font-weight="normal" officeooo:rsid="07049575" style:font-size-asian="9pt" style:font-style-asian="normal" style:font-weight-asian="normal" style:font-size-complex="9pt" style:font-style-complex="normal" style:font-weight-complex="normal"/>
    </style:style>
    <style:style style:name="T305" style:family="text">
      <style:text-properties fo:font-size="9pt" fo:font-style="normal" fo:font-weight="normal" officeooo:rsid="0ba9dc46" style:font-size-asian="9pt" style:font-style-asian="normal" style:font-weight-asian="normal" style:font-size-complex="9pt" style:font-style-complex="normal" style:font-weight-complex="normal"/>
    </style:style>
    <style:style style:name="T306" style:family="text">
      <style:text-properties fo:font-size="9pt" fo:font-style="normal" fo:font-weight="normal" officeooo:rsid="0bd13e0c" style:font-size-asian="9pt" style:font-style-asian="normal" style:font-weight-asian="normal" style:font-size-complex="9pt" style:font-style-complex="normal" style:font-weight-complex="normal"/>
    </style:style>
    <style:style style:name="T307" style:family="text">
      <style:text-properties fo:font-size="9pt" fo:font-style="normal" fo:font-weight="normal" officeooo:rsid="0bd25416" style:font-size-asian="9pt" style:font-style-asian="normal" style:font-weight-asian="normal" style:font-size-complex="9pt" style:font-style-complex="normal" style:font-weight-complex="normal"/>
    </style:style>
    <style:style style:name="T308" style:family="text">
      <style:text-properties fo:font-size="9pt" fo:font-style="normal" fo:font-weight="normal" officeooo:rsid="0bd33347" style:font-size-asian="9pt" style:font-style-asian="normal" style:font-weight-asian="normal" style:font-size-complex="9pt" style:font-style-complex="normal" style:font-weight-complex="normal"/>
    </style:style>
    <style:style style:name="T309" style:family="text">
      <style:text-properties fo:font-size="9pt" fo:font-style="normal" fo:font-weight="normal" officeooo:rsid="0be40324" style:font-size-asian="9pt" style:font-style-asian="normal" style:font-weight-asian="normal" style:font-size-complex="9pt" style:font-style-complex="normal" style:font-weight-complex="normal"/>
    </style:style>
    <style:style style:name="T310" style:family="text">
      <style:text-properties fo:font-size="9pt" fo:font-style="normal" fo:font-weight="normal" officeooo:rsid="0bf7815b" style:font-size-asian="9pt" style:font-style-asian="normal" style:font-weight-asian="normal" style:font-size-complex="9pt" style:font-style-complex="normal" style:font-weight-complex="normal"/>
    </style:style>
    <style:style style:name="T311" style:family="text">
      <style:text-properties fo:font-size="9pt" fo:font-style="normal" fo:font-weight="normal" officeooo:rsid="0bf99e0f" style:font-size-asian="9pt" style:font-style-asian="normal" style:font-weight-asian="normal" style:font-size-complex="9pt" style:font-style-complex="normal" style:font-weight-complex="normal"/>
    </style:style>
    <style:style style:name="T312" style:family="text">
      <style:text-properties fo:font-size="9pt" fo:font-style="normal" fo:font-weight="normal" officeooo:rsid="0bfb69d9" style:font-size-asian="9pt" style:font-style-asian="normal" style:font-weight-asian="normal" style:font-size-complex="9pt" style:font-style-complex="normal" style:font-weight-complex="normal"/>
    </style:style>
    <style:style style:name="T313" style:family="text">
      <style:text-properties fo:font-size="9pt" fo:font-style="normal" fo:font-weight="normal" officeooo:rsid="0c0080ba" style:font-size-asian="9pt" style:font-style-asian="normal" style:font-weight-asian="normal" style:font-size-complex="9pt" style:font-style-complex="normal" style:font-weight-complex="normal"/>
    </style:style>
    <style:style style:name="T314" style:family="text">
      <style:text-properties fo:font-size="9pt" fo:font-style="normal" fo:font-weight="normal" officeooo:rsid="0c250b37" style:font-size-asian="9pt" style:font-style-asian="normal" style:font-weight-asian="normal" style:font-size-complex="9pt" style:font-style-complex="normal" style:font-weight-complex="normal"/>
    </style:style>
    <style:style style:name="T315" style:family="text">
      <style:text-properties fo:font-size="9pt" fo:font-style="normal" fo:font-weight="normal" officeooo:rsid="0c2659fd" style:font-size-asian="9pt" style:font-style-asian="normal" style:font-weight-asian="normal" style:font-size-complex="9pt" style:font-style-complex="normal" style:font-weight-complex="normal"/>
    </style:style>
    <style:style style:name="T316" style:family="text">
      <style:text-properties fo:font-size="9pt" fo:font-style="normal" fo:font-weight="normal" officeooo:rsid="0c2b5d08" style:font-size-asian="9pt" style:font-style-asian="normal" style:font-weight-asian="normal" style:font-size-complex="9pt" style:font-style-complex="normal" style:font-weight-complex="normal"/>
    </style:style>
    <style:style style:name="T317" style:family="text">
      <style:text-properties fo:font-size="9pt" fo:font-style="normal" fo:font-weight="normal" officeooo:rsid="0c37a84f" style:font-size-asian="9pt" style:font-style-asian="normal" style:font-weight-asian="normal" style:font-size-complex="9pt" style:font-style-complex="normal" style:font-weight-complex="normal"/>
    </style:style>
    <style:style style:name="T318" style:family="text">
      <style:text-properties fo:font-size="9pt" fo:font-style="normal" fo:font-weight="normal" officeooo:rsid="0c56ab7e" style:font-size-asian="9pt" style:font-style-asian="normal" style:font-weight-asian="normal" style:font-size-complex="9pt" style:font-style-complex="normal" style:font-weight-complex="normal"/>
    </style:style>
    <style:style style:name="T319" style:family="text">
      <style:text-properties fo:font-size="9pt" fo:font-style="normal" fo:font-weight="normal" officeooo:rsid="0c58fcc5" style:font-size-asian="9pt" style:font-style-asian="normal" style:font-weight-asian="normal" style:font-size-complex="9pt" style:font-style-complex="normal" style:font-weight-complex="normal"/>
    </style:style>
    <style:style style:name="T320" style:family="text">
      <style:text-properties fo:font-size="9pt" fo:font-style="normal" fo:font-weight="normal" officeooo:rsid="0c5989a4" style:font-size-asian="9pt" style:font-style-asian="normal" style:font-weight-asian="normal" style:font-size-complex="9pt" style:font-style-complex="normal" style:font-weight-complex="normal"/>
    </style:style>
    <style:style style:name="T321" style:family="text">
      <style:text-properties fo:font-size="9pt" fo:font-style="normal" fo:font-weight="normal" officeooo:rsid="0c82b869" style:font-size-asian="9pt" style:font-style-asian="normal" style:font-weight-asian="normal" style:font-size-complex="9pt" style:font-style-complex="normal" style:font-weight-complex="normal"/>
    </style:style>
    <style:style style:name="T322" style:family="text">
      <style:text-properties fo:font-size="9pt" fo:font-style="normal" fo:font-weight="normal" officeooo:rsid="0c844cbd" style:font-size-asian="9pt" style:font-style-asian="normal" style:font-weight-asian="normal" style:font-size-complex="9pt" style:font-style-complex="normal" style:font-weight-complex="normal"/>
    </style:style>
    <style:style style:name="T323" style:family="text">
      <style:text-properties fo:font-size="9pt" fo:font-style="normal" fo:font-weight="normal" officeooo:rsid="0c85667e" style:font-size-asian="9pt" style:font-style-asian="normal" style:font-weight-asian="normal" style:font-size-complex="9pt" style:font-style-complex="normal" style:font-weight-complex="normal"/>
    </style:style>
    <style:style style:name="T324" style:family="text">
      <style:text-properties fo:font-size="9pt" fo:font-style="normal" fo:font-weight="normal" officeooo:rsid="0c878656" style:font-size-asian="9pt" style:font-style-asian="normal" style:font-weight-asian="normal" style:font-size-complex="9pt" style:font-style-complex="normal" style:font-weight-complex="normal"/>
    </style:style>
    <style:style style:name="T325" style:family="text">
      <style:text-properties fo:font-size="9pt" fo:font-style="normal" fo:font-weight="normal" officeooo:rsid="0c8797fb" style:font-size-asian="9pt" style:font-style-asian="normal" style:font-weight-asian="normal" style:font-size-complex="9pt" style:font-style-complex="normal" style:font-weight-complex="normal"/>
    </style:style>
    <style:style style:name="T326" style:family="text">
      <style:text-properties fo:font-size="9pt" fo:font-style="normal" fo:font-weight="normal" officeooo:rsid="0c87dcdf" style:font-size-asian="9pt" style:font-style-asian="normal" style:font-weight-asian="normal" style:font-size-complex="9pt" style:font-style-complex="normal" style:font-weight-complex="normal"/>
    </style:style>
    <style:style style:name="T327" style:family="text">
      <style:text-properties fo:font-size="9pt" fo:font-style="normal" fo:font-weight="normal" officeooo:rsid="0c99feef" style:font-size-asian="9pt" style:font-style-asian="normal" style:font-weight-asian="normal" style:font-size-complex="9pt" style:font-style-complex="normal" style:font-weight-complex="normal"/>
    </style:style>
    <style:style style:name="T328" style:family="text">
      <style:text-properties fo:font-size="9pt" fo:font-style="normal" fo:font-weight="normal" officeooo:rsid="0cb09211" style:font-size-asian="9pt" style:font-style-asian="normal" style:font-weight-asian="normal" style:font-size-complex="9pt" style:font-style-complex="normal" style:font-weight-complex="normal"/>
    </style:style>
    <style:style style:name="T329" style:family="text">
      <style:text-properties fo:font-size="9pt" fo:font-style="normal" style:font-size-asian="9pt" style:font-style-asian="normal" style:font-size-complex="9pt" style:font-style-complex="normal"/>
    </style:style>
    <style:style style:name="T330" style:family="text">
      <style:text-properties fo:font-size="9pt" fo:font-style="normal" officeooo:rsid="0291b3ef" style:font-size-asian="9pt" style:font-style-asian="normal" style:font-size-complex="9pt" style:font-style-complex="normal"/>
    </style:style>
    <style:style style:name="T331" style:family="text">
      <style:text-properties fo:font-size="9pt" fo:font-style="normal" officeooo:rsid="0ab4633a" style:font-size-asian="9pt" style:font-style-asian="normal" style:font-size-complex="9pt" style:font-style-complex="normal"/>
    </style:style>
    <style:style style:name="T332" style:family="text">
      <style:text-properties fo:font-size="9pt" fo:font-style="normal" officeooo:rsid="0afa39cb" style:font-size-asian="9pt" style:font-style-asian="normal" style:font-size-complex="9pt" style:font-style-complex="normal"/>
    </style:style>
    <style:style style:name="T333" style:family="text">
      <style:text-properties fo:font-size="9pt" fo:font-style="normal" officeooo:rsid="06e54f5c" style:font-size-asian="9pt" style:font-style-asian="normal" style:font-size-complex="9pt" style:font-style-complex="normal"/>
    </style:style>
    <style:style style:name="T334" style:family="text">
      <style:text-properties fo:font-size="9pt" fo:font-style="normal" officeooo:rsid="0b80566c" style:font-size-asian="9pt" style:font-style-asian="normal" style:font-size-complex="9pt" style:font-style-complex="normal"/>
    </style:style>
    <style:style style:name="T335" style:family="text">
      <style:text-properties fo:font-size="9pt" fo:font-style="normal" officeooo:rsid="02f842e5" style:font-size-asian="9pt" style:font-style-asian="normal" style:font-size-complex="9pt" style:font-style-complex="normal"/>
    </style:style>
    <style:style style:name="T336" style:family="text">
      <style:text-properties fo:font-size="9pt" fo:font-style="normal" officeooo:rsid="0c56ab7e" style:font-size-asian="9pt" style:font-style-asian="normal" style:font-size-complex="9pt" style:font-style-complex="normal"/>
    </style:style>
    <style:style style:name="T337" style:family="text">
      <style:text-properties fo:font-size="9pt" fo:font-style="normal" officeooo:rsid="0c58fcc5" style:font-size-asian="9pt" style:font-style-asian="normal" style:font-size-complex="9pt" style:font-style-complex="normal"/>
    </style:style>
    <style:style style:name="T338" style:family="text">
      <style:text-properties fo:font-size="9pt" fo:font-style="normal" officeooo:rsid="0c85667e" style:font-size-asian="9pt" style:font-style-asian="normal" style:font-size-complex="9pt" style:font-style-complex="normal"/>
    </style:style>
    <style:style style:name="T339" style:family="text">
      <style:text-properties fo:font-size="9pt" fo:font-style="normal" officeooo:rsid="0c9ae83a" style:font-size-asian="9pt" style:font-style-asian="normal" style:font-size-complex="9pt" style:font-style-complex="normal"/>
    </style:style>
    <style:style style:name="T340" style:family="text">
      <style:text-properties fo:font-size="9pt" fo:font-style="normal" officeooo:rsid="0cb09211" style:font-size-asian="9pt" style:font-style-asian="normal" style:font-size-complex="9pt" style:font-style-complex="normal"/>
    </style:style>
    <style:style style:name="T341" style:family="text">
      <style:text-properties fo:font-size="9pt" fo:font-style="normal" style:text-underline-style="solid" style:text-underline-width="auto" style:text-underline-color="font-color" fo:font-weight="normal" officeooo:rsid="0bf99e0f" style:font-size-asian="9pt" style:font-style-asian="normal" style:font-weight-asian="normal" style:font-size-complex="9pt" style:font-style-complex="normal" style:font-weight-complex="normal"/>
    </style:style>
    <style:style style:name="T342" style:family="text">
      <style:text-properties fo:font-size="9pt" fo:font-style="normal" style:text-underline-style="none" fo:font-weight="normal" officeooo:rsid="0bf7815b" style:font-size-asian="9pt" style:font-style-asian="normal" style:font-weight-asian="normal" style:font-size-complex="9pt" style:font-style-complex="normal" style:font-weight-complex="normal"/>
    </style:style>
    <style:style style:name="T343" style:family="text">
      <style:text-properties fo:font-size="9pt" fo:font-style="normal" style:text-underline-style="none" fo:font-weight="normal" officeooo:rsid="0bf99e0f" style:font-size-asian="9pt" style:font-style-asian="normal" style:font-weight-asian="normal" style:font-size-complex="9pt" style:font-style-complex="normal" style:font-weight-complex="normal"/>
    </style:style>
    <style:style style:name="T344" style:family="text">
      <style:text-properties fo:font-size="9pt" fo:font-style="normal" style:text-underline-style="none" fo:font-weight="normal" officeooo:rsid="0c04ffae" style:font-size-asian="9pt" style:font-style-asian="normal" style:font-weight-asian="normal" style:font-size-complex="9pt" style:font-style-complex="normal" style:font-weight-complex="normal"/>
    </style:style>
    <style:style style:name="T345" style:family="text">
      <style:text-properties fo:font-size="9pt" fo:font-style="normal" style:text-underline-style="none" fo:font-weight="normal" officeooo:rsid="0c81bc2f" style:font-size-asian="9pt" style:font-style-asian="normal" style:font-weight-asian="normal" style:font-size-complex="9pt" style:font-style-complex="normal" style:font-weight-complex="normal"/>
    </style:style>
    <style:style style:name="T346" style:family="text">
      <style:text-properties fo:font-size="9pt" fo:font-style="normal" style:text-underline-style="none" fo:font-weight="normal" officeooo:rsid="0cae18f4" style:font-size-asian="9pt" style:font-style-asian="normal" style:font-weight-asian="normal" style:font-size-complex="9pt" style:font-style-complex="normal" style:font-weight-complex="normal"/>
    </style:style>
    <style:style style:name="T347" style:family="text">
      <style:text-properties fo:font-size="9pt" fo:font-style="normal" style:text-underline-style="none" fo:font-weight="normal" officeooo:rsid="0caf7406" style:font-size-asian="9pt" style:font-style-asian="normal" style:font-weight-asian="normal" style:font-size-complex="9pt" style:font-style-complex="normal" style:font-weight-complex="normal"/>
    </style:style>
    <style:style style:name="T348" style:family="text">
      <style:text-properties fo:font-size="9pt" fo:font-style="italic" fo:font-weight="normal" style:font-size-asian="9pt" style:font-style-asian="italic" style:font-weight-asian="normal" style:font-size-complex="9pt" style:font-style-complex="italic" style:font-weight-complex="normal"/>
    </style:style>
    <style:style style:name="T349" style:family="text">
      <style:text-properties fo:font-size="9pt" fo:font-style="italic" fo:font-weight="normal" officeooo:rsid="028b168c" style:font-size-asian="9pt" style:font-style-asian="italic" style:font-weight-asian="normal" style:font-size-complex="9pt" style:font-style-complex="italic" style:font-weight-complex="normal"/>
    </style:style>
    <style:style style:name="T350" style:family="text">
      <style:text-properties fo:font-size="9pt" fo:font-style="italic" fo:font-weight="normal" officeooo:rsid="0c85667e" style:font-size-asian="9pt" style:font-style-asian="italic" style:font-weight-asian="normal" style:font-size-complex="9pt" style:font-style-complex="italic" style:font-weight-complex="normal"/>
    </style:style>
    <style:style style:name="T351" style:family="text">
      <style:text-properties officeooo:rsid="070693ee"/>
    </style:style>
    <style:style style:name="T352" style:family="text">
      <style:text-properties style:text-underline-style="solid" style:text-underline-width="auto" style:text-underline-color="font-color" fo:font-weight="normal" style:font-weight-asian="normal" style:font-weight-complex="normal"/>
    </style:style>
    <style:style style:name="T353" style:family="text">
      <style:text-properties officeooo:rsid="0b398af2"/>
    </style:style>
    <style:style style:name="T354" style:family="text">
      <style:text-properties style:text-underline-style="none" fo:font-weight="normal" style:font-weight-asian="normal" style:font-weight-complex="normal"/>
    </style:style>
    <style:style style:name="T355" style:family="text">
      <style:text-properties style:text-underline-style="none" fo:font-weight="normal" officeooo:rsid="0b9e39c7" style:font-weight-asian="normal" style:font-weight-complex="normal"/>
    </style:style>
    <style:style style:name="T356" style:family="text">
      <style:text-properties style:text-underline-style="none" fo:font-weight="normal" officeooo:rsid="0ba0030d" style:font-weight-asian="normal" style:font-weight-complex="normal"/>
    </style:style>
    <style:style style:name="T357" style:family="text">
      <style:text-properties style:text-underline-style="none" fo:font-weight="normal" officeooo:rsid="0ba3f5ac" style:font-weight-asian="normal" style:font-weight-complex="normal"/>
    </style:style>
    <style:style style:name="T358" style:family="text">
      <style:text-properties style:text-underline-style="none" fo:font-weight="normal" officeooo:rsid="0ba570a0" style:font-weight-asian="normal" style:font-weight-complex="normal"/>
    </style:style>
    <style:style style:name="T359" style:family="text">
      <style:text-properties style:text-underline-style="none" fo:font-weight="normal" officeooo:rsid="0ba816f6" style:font-weight-asian="normal" style:font-weight-complex="normal"/>
    </style:style>
    <style:style style:name="T360" style:family="text">
      <style:text-properties style:text-underline-style="none" fo:font-weight="normal" officeooo:rsid="0ba82d9a" style:font-weight-asian="normal" style:font-weight-complex="normal"/>
    </style:style>
    <style:style style:name="T361" style:family="text">
      <style:text-properties style:text-underline-style="none" fo:font-weight="normal" officeooo:rsid="0ba954c3" style:font-weight-asian="normal" style:font-weight-complex="normal"/>
    </style:style>
    <style:style style:name="T362" style:family="text">
      <style:text-properties style:text-underline-style="none" fo:font-weight="normal" officeooo:rsid="0bcab967" style:font-weight-asian="normal" style:font-weight-complex="normal"/>
    </style:style>
    <style:style style:name="T363" style:family="text">
      <style:text-properties style:text-underline-style="none" fo:font-weight="normal" officeooo:rsid="0bcbf775" style:font-weight-asian="normal" style:font-weight-complex="normal"/>
    </style:style>
    <style:style style:name="T364" style:family="text">
      <style:text-properties style:text-underline-style="none" fo:font-weight="normal" officeooo:rsid="0bceaf70" style:font-weight-asian="normal" style:font-weight-complex="normal"/>
    </style:style>
    <style:style style:name="T365" style:family="text">
      <style:text-properties style:text-underline-style="none" fo:font-weight="normal" officeooo:rsid="0bf63874" style:font-weight-asian="normal" style:font-weight-complex="normal"/>
    </style:style>
    <style:style style:name="T366" style:family="text">
      <style:text-properties style:text-underline-style="none" fo:font-weight="normal" officeooo:rsid="0c0ce766" style:font-weight-asian="normal" style:font-weight-complex="normal"/>
    </style:style>
    <style:style style:name="T367" style:family="text">
      <style:text-properties style:text-underline-style="none" fo:font-weight="normal" officeooo:rsid="0c13220b" style:font-weight-asian="normal" style:font-weight-complex="normal"/>
    </style:style>
    <style:style style:name="T368" style:family="text">
      <style:text-properties style:text-underline-style="none" fo:font-weight="normal" officeooo:rsid="0c5378d7" style:font-weight-asian="normal" style:font-weight-complex="normal"/>
    </style:style>
    <style:style style:name="T369" style:family="text">
      <style:text-properties style:text-underline-style="none" fo:font-weight="normal" officeooo:rsid="0ca983be" style:font-weight-asian="normal" style:font-weight-complex="normal"/>
    </style:style>
    <style:style style:name="T370" style:family="text">
      <style:text-properties officeooo:rsid="077070cb"/>
    </style:style>
    <style:style style:name="T371" style:family="text">
      <style:text-properties officeooo:rsid="0be9f343"/>
    </style:style>
    <style:style style:name="T372" style:family="text">
      <style:text-properties officeooo:rsid="0bf811da"/>
    </style:style>
    <style:style style:name="T373" style:family="text">
      <style:text-properties officeooo:rsid="0c220aa3"/>
    </style:style>
    <style:style style:name="T374" style:family="text">
      <style:text-properties officeooo:rsid="0c24bbcc"/>
    </style:style>
    <style:style style:name="T375" style:family="text">
      <style:text-properties officeooo:rsid="0c392564"/>
    </style:style>
    <style:style style:name="T376" style:family="text">
      <style:text-properties officeooo:rsid="0c51d3fd"/>
    </style:style>
    <style:style style:name="T377" style:family="text">
      <style:text-properties officeooo:rsid="0c939820"/>
    </style:style>
    <style:style style:name="T378" style:family="text">
      <style:text-properties officeooo:rsid="0ca84e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197">F</text:span><text:span text:style-name="T178">iction first – </text:span><text:span text:style-name="T179">This game is designed to tell an </text:span><text:span text:style-name="T194">exciting</text:span><text:span text:style-name="T179"> story, not </text:span><text:span text:style-name="T193">realistically</text:span><text:span text:style-name="T179"> simulate an outcome. The rules are infinitely looser than most RPGs, with “holes” you could drive a </text:span><text:span text:style-name="T190">starship </text:span><text:span text:style-name="T179">through. </text:span><text:span text:style-name="T191">This is intentional, to give you freedom to tell </text:span><text:span text:style-name="T192">a badass story</text:span><text:span text:style-name="T191">. Leave the simulation to other games.</text:span></text:p>
      <text:p text:style-name="P76"><text:span text:style-name="T195"/></text:p>
      <text:p text:style-name="P77"><text:span text:style-name="T195">Moves –</text:span><text:span text:style-name="T179"> </text:span><text:span text:style-name="T188">A move is a</text:span><text:span text:style-name="T189">n action</text:span><text:span text:style-name="T187"> you </text:span><text:span text:style-name="T189">take </text:span><text:span text:style-name="T196">either as a player or a character</text:span><text:span text:style-name="T199"> </text:span><text:span text:style-name="T204">during the course of</text:span><text:span text:style-name="T199"> playing this game. </text:span><text:span text:style-name="T203">Usually a move has an in-game effect; sometimes it has activation conditions or costs.</text:span></text:p>
      <text:p text:style-name="P77"><text:span text:style-name="T199"/></text:p>
      <text:p text:style-name="P77"><text:span text:style-name="T200">Meta moves, like this one, tell you about the game itself. </text:span><text:span text:style-name="T201">It strains the </text:span><text:span text:style-name="T202">definition</text:span><text:span text:style-name="T201">, but don’t worry about it.</text:span></text:p>
      <text:p text:style-name="P54"><text:span text:style-name="T40"/></text:p>
      <text:p text:style-name="P55">Make a move – <text:span text:style-name="T61">You </text:span><text:span text:style-name="T62">make</text:span><text:span text:style-name="T61"> a move </text:span><text:span text:style-name="T355">any time you do something described by a move. </text:span><text:span text:style-name="T369">You may be forced to make a move by its activation criteria.</text:span><text:span text:style-name="T355"> </text:span><text:span text:style-name="T369">In either case, y</text:span><text:span text:style-name="T358">ou then resolve the outcome using the rules </text:span><text:span text:style-name="T365">for that </text:span><text:span text:style-name="T358">move.</text:span></text:p>
      <text:p text:style-name="P55"><text:span text:style-name="T355"/></text:p>
      <text:p text:style-name="P56"><text:span text:style-name="T356">If there’s no move that </text:span><text:span text:style-name="T361">at least kinda</text:span><text:span text:style-name="T356"> describes what you’re doing, </text:span><text:span text:style-name="T357">or there is but you haven’t got it</text:span><text:span text:style-name="T356">, you can’t do that thing. </text:span><text:span text:style-name="T362">Limitations </text:span><text:span text:style-name="T363">define us.</text:span></text:p>
      <text:p text:style-name="P56"><text:span text:style-name="T356"/></text:p>
      <text:p text:style-name="P56"><text:span text:style-name="T359">I</text:span><text:span text:style-name="T357">f the move’s description says that some conditions have to be true to make the move, </text:span><text:span text:style-name="T359">but those conditions aren’t true (and you can’t make them true)</text:span><text:span text:style-name="T357">, you can’t make the move. </text:span><text:span text:style-name="T360">Same if it says there’s a cost that you can’t or won’t </text:span><text:span text:style-name="T364">pay</text:span><text:span text:style-name="T360">.</text:span></text:p>
      <text:p text:style-name="P2"/>
      <text:p text:style-name="P64">Chain moves – <text:span text:style-name="T2">Sometimes a move </text:span><text:span text:style-name="T63">(parent)</text:span><text:span text:style-name="T2"> says that it applies when you’re making a different move </text:span><text:span text:style-name="T63">(child)</text:span><text:span text:style-name="T2"> </text:span><text:span text:style-name="T162">or that you should make another move (child) as a </text:span><text:span text:style-name="T165">part</text:span><text:span text:style-name="T162"> of </text:span><text:span text:style-name="T166">the parent</text:span><text:span text:style-name="T162">. Unless otherwise stated, you’re </text:span><text:span text:style-name="T167">making both moves: </text:span><text:span text:style-name="T162">first </text:span><text:span text:style-name="T163">making </text:span><text:span text:style-name="T162">the parent and then the child. All rules </text:span><text:span text:style-name="T168">related to the </text:span><text:span text:style-name="T162">child move apply </text:span><text:span text:style-name="T164">normally</text:span><text:span text:style-name="T162">, unless the parent move says differently.</text:span></text:p>
      <text:p text:style-name="P2"/>
      <text:h text:style-name="P25" text:outline-level="2"><text:span text:style-name="T105">Respect our limits</text:span><text:span text:style-name="T121"> – This game </text:span><text:span text:style-name="T131">is </text:span><text:span text:style-name="T130">for everyone at the table</text:span><text:span text:style-name="T121">. If somebody </text:span><text:span text:style-name="T122">needs to </text:span><text:span text:style-name="T103">state a limit</text:span><text:span text:style-name="T121">, immediately cut away or fade to black from whatever is upsetting them. Talk as a table about how to continue the story while </text:span><text:span text:style-name="T139">embracing</text:span><text:span text:style-name="T121"> the limit.</text:span></text:h>
      <text:list xml:id="list2366394955" text:style-name="L1">
        <text:list-header>
          <text:h text:style-name="P26" text:outline-level="2"/>
          <text:h text:style-name="P26" text:outline-level="2"><text:span text:style-name="T104">State a limit – </text:span><text:span text:style-name="T117">This is a game to have fun. If some theme, activity, or imagery of the story is ruining your fun, speak up. </text:span><text:span text:style-name="T118">You don’t have to explain why, you only have to </text:span><text:span text:style-name="T119">indicate </text:span><text:span text:style-name="T118">what.</text:span></text:h>
        </text:list-header>
      </text:list>
      <text:h text:style-name="P31" text:outline-level="2"/>
      <text:h text:style-name="P27" text:outline-level="2"><text:span text:style-name="T104">Think </text:span><text:span text:style-name="T114">for the camera</text:span><text:span text:style-name="T104"> – </text:span><text:span text:style-name="T117">This game works better when </text:span><text:span text:style-name="T159">we</text:span><text:span text:style-name="T117"> think like </text:span><text:span text:style-name="T161">we’re</text:span><text:span text:style-name="T153"> </text:span><text:span text:style-name="T117">directing a </text:span><text:span text:style-name="T129">tv series more</text:span><text:span text:style-name="T117"> than writing a novel. Focus on what </text:span><text:span text:style-name="T159">we</text:span><text:span text:style-name="T153"> </text:span><text:span text:style-name="T117">can perceive with </text:span><text:span text:style-name="T154">ou</text:span><text:span text:style-name="T155">r</text:span><text:span text:style-name="T154"> </text:span><text:span text:style-name="T117">(supernatural?) senses </text:span><text:span text:style-name="T127">here in the moment.</text:span></text:h>
      <text:h text:style-name="P36" text:outline-level="2"/>
      <text:h text:style-name="P28" text:outline-level="2"><text:span text:style-name="T104">Invent fiction</text:span><text:span text:style-name="T117"> – </text:span><text:span text:style-name="T132">This game shines when you s</text:span><text:span text:style-name="T117">peak up </text:span><text:span text:style-name="T132">to </text:span><text:span text:style-name="T141">refine, </text:span><text:span text:style-name="T148">improve,</text:span><text:span text:style-name="T140"> or </text:span><text:span text:style-name="T147">augment</text:span><text:span text:style-name="T140"> </text:span><text:span text:style-name="T142">the </text:span><text:span text:style-name="T145">scenario</text:span><text:span text:style-name="T117">. </text:span><text:span text:style-name="T143">It needs to make sense, and t</text:span><text:span text:style-name="T138">he </text:span><text:span text:style-name="T151">GM</text:span><text:span text:style-name="T138"> has final veto, but the </text:span><text:span text:style-name="T144">only firm rule</text:span><text:span text:style-name="T138"> is: </text:span><text:span text:style-name="T120">don’t contradict anything already established. </text:span><text:span text:style-name="T106">Use this to set up </text:span><text:span text:style-name="T113">a</text:span><text:span text:style-name="T106"> move </text:span><text:span text:style-name="T173">or</text:span><text:span text:style-name="T106"> </text:span><text:span text:style-name="T107">just </text:span><text:span text:style-name="T112">to </text:span><text:span text:style-name="T106">make </text:span><text:span text:style-name="T111">shit</text:span><text:span text:style-name="T106"> cooler.</text:span></text:h>
      <text:h text:style-name="P32" text:outline-level="2"/>
      <text:h text:style-name="P37" text:outline-level="2"><text:span text:style-name="T123">Ex.</text:span><text:span text:style-name="T3"> </text:span><text:span text:style-name="T4">T</text:span><text:span text:style-name="T5">he</text:span><text:span text:style-name="T43">y’re </text:span><text:span text:style-name="T5">wearing </text:span><text:span text:style-name="T6">my</text:span><text:span text:style-name="T5"> favorite </text:span><text:span text:style-name="T7">designer. </text:span><text:span text:style-name="T12">My</text:span><text:span text:style-name="T13"> </text:span><text:span text:style-name="T42">fur</text:span><text:span text:style-name="T13"> is </text:span><text:span text:style-name="T18">saturated violet</text:span><text:span text:style-name="T14">. </text:span><text:span text:style-name="T17">Lucky </text:span><text:span text:style-name="T8">I’ve always got my boot knife.</text:span><text:span text:style-name="T7"> </text:span><text:span text:style-name="T3">Maybe the </text:span><text:span text:style-name="T9">roof</text:span><text:span text:style-name="T3"> collapsed in one corner. </text:span><text:span text:style-name="T4">It’s a huge gun, </text:span><text:span text:style-name="T10">just</text:span><text:span text:style-name="T4"> a fucking giant revolver with shells like Vienna sausages</text:span><text:span text:style-name="T11">.</text:span><text:span text:style-name="T4"> </text:span><text:span text:style-name="T16">Surely there’s </text:span><text:span text:style-name="T15">a forklift in this warehouse.</text:span></text:h>
      <text:h text:style-name="P34" text:outline-level="2"/>
      <text:h text:style-name="P29" text:outline-level="2"><text:span text:style-name="T108">B</text:span><text:span text:style-name="T104">e curious, not cautious –</text:span><text:span text:style-name="T117"> </text:span><text:span text:style-name="T134">This</text:span><text:span text:style-name="T117"> game is more fun when </text:span><text:span text:style-name="T160">we</text:span><text:span text:style-name="T117"> play to find out what happens </text:span><text:span text:style-name="T124">than when </text:span><text:span text:style-name="T160">we</text:span><text:span text:style-name="T156"> </text:span><text:span text:style-name="T124">play to keep </text:span><text:span text:style-name="T157">y</text:span><text:span text:style-name="T124">our character </text:span><text:span text:style-name="T158">content</text:span><text:span text:style-name="T124">. </text:span><text:span text:style-name="T125">Stories about people who never </text:span><text:span text:style-name="T136">take risks, never </text:span><text:span text:style-name="T125">get hurt, who never fail </text:span><text:span text:style-name="T126">leave </text:span><text:span text:style-name="T125">fewer memories than stories about </text:span><text:span text:style-name="T126">a hot fucking mess</text:span><text:span text:style-name="T128">.</text:span></text:h>
      <text:h text:style-name="P33" text:outline-level="2"/>
      <text:h text:style-name="P30" text:outline-level="2"><text:span text:style-name="T110">D</text:span><text:span text:style-name="T109">on’t sweat the meta – </text:span><text:span text:style-name="T133">In this game, i</text:span><text:span text:style-name="T135">t’s okay for you to know things </text:span><text:span text:style-name="T137">that</text:span><text:span text:style-name="T135"> you don’t know, and to act on that knowledge when it would make </text:span><text:span text:style-name="T146">shit</text:span><text:span text:style-name="T135"> cooler. </text:span><text:span text:style-name="T152">Likewise, don’t talk around what you’re doing. Be plain so that everybody at the table can understand the badass shit </text:span><text:span text:style-name="T160">you’re up to.</text:span></text:h>
      <text:h text:style-name="P35" text:outline-level="2"/>
      <text:h text:style-name="P38" text:outline-level="2"><text:span text:style-name="T330">Dispute</text:span><text:span text:style-name="T329"> fiction </text:span><text:span text:style-name="T263">– Sometimes the </text:span><text:span text:style-name="T276">GM</text:span><text:span text:style-name="T263"> will say something they think is cool, but that just ruins the story </text:span><text:span text:style-name="T271">for you</text:span><text:span text:style-name="T263">. </text:span><text:span text:style-name="T272">You’</text:span><text:span text:style-name="T273">re</text:span><text:span text:style-name="T272"> </text:span><text:span text:style-name="T274">trying</text:span><text:span text:style-name="T272"> to </text:span><text:span text:style-name="T349">be curious, not cautious</text:span><text:span text:style-name="T272"> but whatever the </text:span><text:span text:style-name="T276">GM</text:span><text:span text:style-name="T272"> said just seems to cheapen the whole damn thing for you. Speak up and negotiate </text:span><text:span text:style-name="T275">an</text:span><text:span text:style-name="T272"> alternative.</text:span></text:h>
      <text:h text:style-name="P38" text:outline-level="2"><text:span text:style-name="T272"/></text:h>
      <text:h text:style-name="P39" text:outline-level="2"><text:span text:style-name="T272">T</text:span><text:span text:style-name="T263">his isn’t the same as </text:span><text:span text:style-name="T348">resist consequences</text:span><text:span text:style-name="T263">. Don’t use this to gain an in-game advantage. Use this when something happens that would make you </text:span><text:span text:style-name="T295">turn off</text:span><text:span text:style-name="T263"> a show you </text:span><text:span text:style-name="T295">were watching.</text:span></text:h>
      <text:p text:style-name="P3"/>
      <text:p text:style-name="P5"><text:span text:style-name="T261">Labeled </text:span><text:span text:style-name="T262">items</text:span><text:span text:style-name="T261"> –</text:span><text:span text:style-name="T205"> </text:span><text:span text:style-name="T241">Items are often grouped into labeled sections. </text:span><text:span text:style-name="T231">Instead of a specific </text:span><text:span text:style-name="T232">item</text:span><text:span text:style-name="T231">, a move may mention a </text:span><text:span text:style-name="T243">section </text:span><text:span text:style-name="T231">label instead. This refers to any or all </text:span><text:span text:style-name="T232">item</text:span><text:span text:style-name="T248">s </text:span><text:span text:style-name="T242">found in a section with that </text:span><text:span text:style-name="T249">label</text:span><text:span text:style-name="T242">—</text:span><text:span text:style-name="T247">or any subsection of it.</text:span></text:p>
      <text:p text:style-name="P3"/>
      <text:p text:style-name="P66">Bought and free items – <text:span text:style-name="T2">Some </text:span><text:span text:style-name="T26">items</text:span><text:span text:style-name="T2"> </text:span><text:span text:style-name="T65">have an</text:span><text:span text:style-name="T39"> empty</text:span><text:span text:style-name="T2"> </text:span><text:span text:style-name="T212">○</text:span><text:span text:style-name="T213">; these items must be purchased during character creation or with XP </text:span><text:span text:style-name="T222">during play. </text:span><text:span text:style-name="T244">When you buy a </text:span><text:span text:style-name="T212">○, </text:span><text:span text:style-name="T244">fill it </text:span><text:span text:style-name="T246">in</text:span><text:span text:style-name="T213">. </text:span><text:span text:style-name="T218">Items with a </text:span><text:span text:style-name="T245">pre-</text:span><text:span text:style-name="T219">filled </text:span><text:span text:style-name="T212">● </text:span><text:span text:style-name="T218">are </text:span><text:span text:style-name="T219">free if your playbook contains them.</text:span></text:p>
      <text:p text:style-name="P12"/>
      <text:p text:style-name="P6"><text:span text:style-name="T219">I</text:span><text:span text:style-name="T205">tems prefixed with </text:span><text:span text:style-name="T264">△ </text:span><text:span text:style-name="T265">are </text:span><text:span text:style-name="T309">yours</text:span><text:span text:style-name="T263"> </text:span><text:span text:style-name="T268">only </text:span><text:span text:style-name="T263">if </text:span><text:span text:style-name="T267">a move or the GM</text:span><text:span text:style-name="T263"> says </text:span><text:span text:style-name="T269">you get them</text:span><text:span text:style-name="T263">. They cannot be bought </text:span><text:span text:style-name="T266">otherwise.</text:span></text:p>
      <text:p text:style-name="P3"/>
      <text:p text:style-name="P4"><text:span text:style-name="T221">I</text:span><text:span text:style-name="T216">tems</text:span><text:span text:style-name="T213"> </text:span><text:span text:style-name="T230">with neither</text:span><text:span text:style-name="T213"> </text:span><text:span text:style-name="T264">△, </text:span><text:span text:style-name="T212">○, </text:span><text:span text:style-name="T233">nor</text:span><text:span text:style-name="T220"> </text:span><text:span text:style-name="T212">● </text:span><text:span text:style-name="T213">are </text:span><text:span text:style-name="T217">automatically </text:span><text:span text:style-name="T236">in play</text:span><text:span text:style-name="T213"> if your playbook contains them.</text:span></text:p>
      <text:p text:style-name="P70"/>
      <text:p text:style-name="P72"><text:span text:style-name="T371">Gated moves </text:span>–<text:span text:style-name="T2"> </text:span><text:span text:style-name="T70">Some moves have a number in parenthesis after the name. </text:span><text:span text:style-name="T71">In order to buy such a move, y</text:span><text:span text:style-name="T70">ou must already have </text:span><text:span text:style-name="T74">at least </text:span><text:span text:style-name="T72">that </text:span><text:span text:style-name="T73">number of </text:span><text:span text:style-name="T70">moves from the same section of your playbook.</text:span></text:p>
      <text:p text:style-name="P70"/>
      <text:p text:style-name="P73">Dice –<text:span text:style-name="T2"> </text:span><text:span text:style-name="T81">Every roll in this game uses </text:span><text:span text:style-name="T83">2d6</text:span><text:span text:style-name="T81">.</text:span></text:p>
      <text:p text:style-name="P70"/>
      <text:p text:style-name="P58"><text:span text:style-name="T351">Roll – </text:span><text:span text:style-name="T23">A move may say you roll </text:span><text:span text:style-name="T66">to find out what happens</text:span><text:span text:style-name="T23">. </text:span><text:span text:style-name="T64">For most moves</text:span><text:span text:style-name="T19">, </text:span><text:span text:style-name="T86">it’ll say to roll with an ability</text:span><text:span text:style-name="T19">. </text:span><text:span text:style-name="T46">A move or t</text:span><text:span text:style-name="T19">he GM may also tell you that there </text:span><text:span text:style-name="T84">are</text:span><text:span text:style-name="T19"> penalt</text:span><text:span text:style-name="T84">ies</text:span><text:span text:style-name="T19"> or bonus</text:span><text:span text:style-name="T84">es</text:span><text:span text:style-name="T19"> to the roll. </text:span><text:span text:style-name="T82">Sum </text:span><text:span text:style-name="T86">the ability and </text:span><text:span text:style-name="T82">all the pluses and minuses into a total modifier. </text:span><text:span text:style-name="T87">C</text:span><text:span text:style-name="T82">ap </text:span><text:span text:style-name="T87">the total modifier </text:span><text:span text:style-name="T82">at ±3. Roll the dice and add your total modifier </text:span><text:span text:style-name="T88">to get your </text:span><text:span text:style-name="T89">result.</text:span></text:p>
      <text:p text:style-name="P58"><text:span text:style-name="T89"/></text:p>
      <text:p text:style-name="P68">Alternate abilities –<text:span text:style-name="T2"> A move may say to roll a different move with a nonstandard or specific ability. Just use the weird ability, don’t add it to your normal one.</text:span></text:p>
      <text:p text:style-name="P57"><text:span text:style-name="T28"/></text:p>
      <text:p text:style-name="P57"><text:span text:style-name="T378">Read the dice –</text:span><text:span text:style-name="T79"> </text:span><text:span text:style-name="T28"><text:s/></text:span><text:span text:style-name="T80">When you roll the dice plus a capped modifier, you’ll get a number in the range 2-15. That range is broken down into result ranges, </text:span><text:span text:style-name="T85">which moves will describe different effects for</text:span><text:span text:style-name="T80">.</text:span></text:p>
      <text:p text:style-name="P51"/>
      <table:table table:name="Table1" table:style-name="Table1">
        <table:table-column table:style-name="Table1.A"/>
        <table:table-column table:style-name="Table1.B"/>
        <table:table-column table:style-name="Table1.C"/>
        <table:table-row>
          <table:table-cell table:style-name="Table1.A1" office:value-type="string">
            <text:p text:style-name="P23">Range</text:p>
          </table:table-cell>
          <table:table-cell table:style-name="Table1.A1" office:value-type="string">
            <text:p text:style-name="P24">Result <text:span text:style-name="T375">Name</text:span></text:p>
          </table:table-cell>
          <table:table-cell table:style-name="Table1.A1" office:value-type="string">
            <text:p text:style-name="P23"><text:span text:style-name="T373">Result Icon</text:span></text:p>
          </table:table-cell>
        </table:table-row>
        <table:table-row>
          <table:table-cell table:style-name="Table1.A1" office:value-type="string">
            <text:p text:style-name="P23">12-<text:span text:style-name="T374">15</text:span></text:p>
          </table:table-cell>
          <table:table-cell table:style-name="Table1.A1" office:value-type="string">
            <text:p text:style-name="P22">Critical Success</text:p>
          </table:table-cell>
          <table:table-cell table:style-name="Table1.A1" office:value-type="string">
            <text:p text:style-name="P79"><text:span text:style-name="T198">⚅⚅</text:span></text:p>
          </table:table-cell>
        </table:table-row>
        <table:table-row>
          <table:table-cell table:style-name="Table1.A1" office:value-type="string">
            <text:p text:style-name="P23">10-11</text:p>
          </table:table-cell>
          <table:table-cell table:style-name="Table1.A1" office:value-type="string">
            <text:p text:style-name="P22">Full Success</text:p>
          </table:table-cell>
          <table:table-cell table:style-name="Table1.A1" office:value-type="string">
            <text:p text:style-name="P53"><text:span text:style-name="T208">⚃⚅</text:span></text:p>
          </table:table-cell>
        </table:table-row>
        <table:table-row>
          <table:table-cell table:style-name="Table1.A1" office:value-type="string">
            <text:p text:style-name="P23">7-9</text:p>
          </table:table-cell>
          <table:table-cell table:style-name="Table1.A1" office:value-type="string">
            <text:p text:style-name="P52"><text:span text:style-name="T205">Qualified </text:span><text:span text:style-name="T206">S</text:span><text:span text:style-name="T205">uccess</text:span></text:p>
          </table:table-cell>
          <table:table-cell table:style-name="Table1.A1" office:value-type="string">
            <text:p text:style-name="P53"><text:span text:style-name="T208">⚂⚃</text:span></text:p>
          </table:table-cell>
        </table:table-row>
        <table:table-row table:style-name="Table1.5">
          <table:table-cell table:style-name="Table1.A1" office:value-type="string">
            <text:p text:style-name="P23">2-6</text:p>
          </table:table-cell>
          <table:table-cell table:style-name="Table1.B5" office:value-type="string">
            <text:p text:style-name="P52"><text:span text:style-name="T207">Failure</text:span></text:p>
          </table:table-cell>
          <table:table-cell table:style-name="Table1.A1" office:value-type="string">
            <text:p text:style-name="P53"><text:span text:style-name="T208">⚀⚀</text:span></text:p>
          </table:table-cell>
        </table:table-row>
      </table:table>
      <text:p text:style-name="P65"><text:span text:style-name="T331"/></text:p>
      <text:p text:style-name="P59"><text:span text:style-name="T314">The icons are shorthand for the result. </text:span><text:span text:style-name="T317">T</text:span><text:span text:style-name="T315">he pips </text:span><text:span text:style-name="T327">shown</text:span><text:span text:style-name="T315"> are </text:span><text:span text:style-name="T316">just </text:span><text:span text:style-name="T315">a mnemonic for the lowest number in the result’s range</text:span><text:span text:style-name="T314">.</text:span></text:p>
      <text:p text:style-name="P65"><text:span text:style-name="T331"/></text:p>
      <text:p text:style-name="P65"><text:span text:style-name="T339">(</text:span><text:span text:style-name="T336">Progress</text:span><text:span text:style-name="T339">)</text:span><text:span text:style-name="T336"> bars</text:span><text:span text:style-name="T329"> –</text:span><text:span text:style-name="T263"> </text:span><text:span text:style-name="T318">Progress bars</text:span><text:span text:style-name="T263"> are </text:span><text:span text:style-name="T277">an </text:span><text:span text:style-name="T263">abstract representation </text:span><text:span text:style-name="T306">of </text:span><text:span text:style-name="T307">rising tension</text:span><text:span text:style-name="T282"> or </text:span><text:span text:style-name="T308">sustained </text:span><text:span text:style-name="T278">activit</text:span><text:span text:style-name="T307">y</text:span><text:span text:style-name="T283">. </text:span><text:soft-page-break/><text:span text:style-name="T279">A </text:span><text:span text:style-name="T318">bar </text:span><text:span text:style-name="T279">has a title and some number of ticks between 1 and 8, </text:span><text:span text:style-name="T296">both decided by the GM</text:span><text:span text:style-name="T279">. </text:span><text:span text:style-name="T281">When the last tick is filled</text:span><text:span text:style-name="T280">, </text:span><text:span text:style-name="T284">whatever the title says happens.</text:span></text:p>
      <text:p text:style-name="P15"/>
      <text:p text:style-name="P11"><text:span text:style-name="T332">T</text:span><text:span text:style-name="T329">ick a </text:span><text:span text:style-name="T337">bar</text:span><text:span text:style-name="T329"> –</text:span><text:span text:style-name="T263"> </text:span><text:span text:style-name="T319">When the GM or a move says to tick a bar, fill one tick on it.</text:span><text:span text:style-name="T320"> If they say to tick it some number of times, fill that many ticks.</text:span></text:p>
      <text:p text:style-name="P20"/>
      <text:p text:style-name="P40"><text:span text:style-name="T370">Resources –</text:span><text:span text:style-name="T26"> </text:span><text:span text:style-name="T68">A r</text:span><text:span text:style-name="T26">esource </text:span><text:span text:style-name="T68">is </text:span><text:span text:style-name="T26">some asset or </text:span><text:span text:style-name="T69">quality</text:span><text:span text:style-name="T26"> </text:span><text:span text:style-name="T56">of your character—</text:span><text:span text:style-name="T67">something they have or something they are, rather than something they do</text:span><text:span text:style-name="T26">. </text:span></text:p>
      <text:p text:style-name="P40"><text:span text:style-name="T180"/></text:p>
      <text:p text:style-name="P41"><text:span text:style-name="T58">S</text:span><text:span text:style-name="T55">ome </text:span><text:span text:style-name="T96">resources </text:span><text:span text:style-name="T57">are just </text:span><text:span text:style-name="T59">notes </text:span><text:span text:style-name="T60">you keep</text:span><text:span text:style-name="T55">, </text:span><text:span text:style-name="T58">but </text:span><text:span text:style-name="T55">m</text:span><text:span text:style-name="T54">ost resources are tracked with points. </text:span><text:span text:style-name="T181">Each point of a </text:span><text:span text:style-name="T182">particular r</text:span><text:span text:style-name="T181">esource is represented with a</text:span><text:span text:style-name="T180"> </text:span><text:span text:style-name="T183">▢. </text:span><text:span text:style-name="T184">Some resources come in ranks </text:span><text:span text:style-name="T185">of advancement, </text:span><text:span text:style-name="T186">permitting you to </text:span><text:span text:style-name="T97">buy </text:span><text:span text:style-name="T186">more </text:span><text:span text:style-name="T49">▢</text:span><text:span text:style-name="T184">.</text:span></text:p>
      <text:p text:style-name="P13"/>
      <text:p text:style-name="P71"><text:span text:style-name="T47">When you </text:span><text:span text:style-name="T48">restore or </text:span><text:span text:style-name="T47">gain a resource, fill a </text:span><text:span text:style-name="T49">▢. </text:span><text:span text:style-name="T50">You cannot have more of a </text:span><text:span text:style-name="T51">r</text:span><text:span text:style-name="T50">esource than you </text:span><text:span text:style-name="T52">have </text:span><text:span text:style-name="T49">▢ </text:span><text:span text:style-name="T50">for that </text:span><text:span text:style-name="T91">resource</text:span><text:span text:style-name="T50">. </text:span><text:span text:style-name="T53">If all your </text:span><text:span text:style-name="T49">▢</text:span><text:span text:style-name="T53"> are full when you’re supposed to gain the resource, just don’t fill anything.</text:span></text:p>
      <text:p text:style-name="P13"/>
      <text:p text:style-name="P60"><text:span text:style-name="T215">When you spend or lose a resource, erase a filled </text:span><text:span text:style-name="T214">▢. </text:span><text:span text:style-name="T215">If you don’t have any filled </text:span><text:span text:style-name="T214">▢, </text:span><text:span text:style-name="T250">you can’t do move</text:span><text:span text:style-name="T252">s</text:span><text:span text:style-name="T250"> requiring you to spend </text:span><text:span text:style-name="T253">that </text:span><text:span text:style-name="T250">resource</text:span><text:span text:style-name="T215">. </text:span><text:span text:style-name="T251">On the </text:span><text:span text:style-name="T255">other hand</text:span><text:span text:style-name="T250">, if a </text:span><text:span text:style-name="T234">move’</text:span><text:span text:style-name="T238">s effect</text:span><text:span text:style-name="T234"> tells you to lose a resource </text:span><text:span text:style-name="T254">you’re out of</text:span><text:span text:style-name="T234">, just don’t erase anything—any other effects or consequences of the move still happen as normal, though.</text:span></text:p>
      <text:p text:style-name="P16"/>
      <text:p text:style-name="P67"><text:span text:style-name="T376">Lose what you spend</text:span> – <text:span text:style-name="T2">Unless stated otherwise </text:span><text:span text:style-name="T75">and regardless of where the cost appears in the move’s description </text:span><text:span text:style-name="T90">text</text:span><text:span text:style-name="T2">, you </text:span><text:span text:style-name="T76">lose </text:span><text:span text:style-name="T77">a</text:span><text:span text:style-name="T2"> move’s cost</text:span><text:span text:style-name="T78">(</text:span><text:span text:style-name="T2">s</text:span><text:span text:style-name="T78">)</text:span><text:span text:style-name="T2"> </text:span><text:span text:style-name="T352">immediately before you roll</text:span><text:span text:style-name="T354"> </text:span><text:span text:style-name="T368">and</text:span><text:span text:style-name="T366"> determine results</text:span><text:span text:style-name="T354">. </text:span><text:span text:style-name="T366">If there’s no roll, the loss </text:span><text:span text:style-name="T367">just </text:span><text:span text:style-name="T366">happens before the effect takes place.</text:span></text:p>
      <text:p text:style-name="P16"/>
      <text:p text:style-name="P61"><text:span text:style-name="T177">Abilities –</text:span><text:span text:style-name="T41"> Abilities </text:span><text:span text:style-name="T99">mostly </text:span><text:span text:style-name="T98">represent </text:span><text:span text:style-name="T100">proficiency. </text:span><text:span text:style-name="T101">They’re things you’re good at, or could get good at. </text:span><text:span text:style-name="T102">They might be broad or narrow, but they don’t say what narrative goal you’re trying to achieve—that’s what moves are for.</text:span></text:p>
      <text:p text:style-name="P50"/>
      <text:p text:style-name="P1"><text:span text:style-name="T377">Ability scores – </text:span><text:span text:style-name="T24">When you first </text:span><text:span text:style-name="T36">get</text:span><text:span text:style-name="T24"> an </text:span><text:span text:style-name="T29">a</text:span><text:span text:style-name="T24">bility, it starts at </text:span><text:span text:style-name="T27">+</text:span><text:span text:style-name="T24">0—</text:span><text:span text:style-name="T25">even this </text:span><text:span text:style-name="T2">gives you almost a 60% chance of success. </text:span><text:span text:style-name="T27">Each additional </text:span><text:span text:style-name="T212">○ </text:span><text:span text:style-name="T216">you buy </text:span><text:span text:style-name="T217">gives you another +1 to your modifier. </text:span></text:p>
      <text:p text:style-name="P14"/>
      <text:p text:style-name="P1"><text:span text:style-name="T227">If you haven’t bought an ability, </text:span><text:span text:style-name="T228">but </text:span><text:span text:style-name="T256">need to roll it anyway</text:span><text:span text:style-name="T227">, </text:span><text:span text:style-name="T229">roll with -1.</text:span></text:p>
      <text:p text:style-name="P14"/>
      <text:p text:style-name="P7"><text:span text:style-name="T237">Some abilities have more </text:span><text:span text:style-name="T258">or less </text:span><text:span text:style-name="T237">than </text:span><text:span text:style-name="T212">○ </text:span><text:span text:style-name="T235">available</text:span><text:span text:style-name="T212">. </text:span><text:span text:style-name="T224">Buying </text:span><text:span text:style-name="T258">more than </text:span><text:span text:style-name="T260">4</text:span><text:span text:style-name="T237"> </text:span><text:span text:style-name="T212">○ </text:span><text:span text:style-name="T237">let</text:span><text:span text:style-name="T225">s</text:span><text:span text:style-name="T237"> you soak up penalties to rolls, </text:span><text:span text:style-name="T223">but</text:span><text:span text:style-name="T237"> </text:span><text:span text:style-name="T226">doesn’t </text:span><text:span text:style-name="T237">let you exceed the maximum </text:span><text:span text:style-name="T259">total </text:span><text:span text:style-name="T237">modifier.</text:span></text:p>
      <text:p text:style-name="P17"/>
      <text:p text:style-name="P8">Status – <text:span text:style-name="T2">A status is a </text:span><text:span text:style-name="T44">short, descriptive phrase describing a </text:span><text:span text:style-name="T2">condition or state that is true; </text:span><text:span text:style-name="T37">potentially about you, anybody else, or even an item or place. </text:span><text:span text:style-name="T38">When a move or the GM says you or something of yours gets a status, write it down </text:span><text:span text:style-name="T92">in </text:span><text:span text:style-name="T93">a </text:span><text:span text:style-name="T94">special </text:span><text:span text:style-name="T93">section of your notes</text:span><text:span text:style-name="T38">. As long as it’s written down, no aspect of the fiction can violate its truth.</text:span></text:p>
      <text:p text:style-name="P18"/>
      <text:p text:style-name="P10"><text:span text:style-name="T38">Y</text:span><text:span text:style-name="T2">ou can have an unlimited number of statuses. Likewise, they are not restricted to a predefined list.</text:span></text:p>
      <text:p text:style-name="P18"/>
      <text:p text:style-name="P9">Remove a status –<text:span text:style-name="T2"> </text:span><text:span text:style-name="T95">E</text:span><text:span text:style-name="T45">rase</text:span><text:span text:style-name="T2"> a status when a move or the GM says you can, or when it no longer makes sense for it to be true.</text:span></text:p>
      <text:p text:style-name="P9"/>
      <text:p text:style-name="P21"><text:span text:style-name="T335">Exploit status –</text:span><text:span text:style-name="T285"> </text:span><text:span text:style-name="T286">When you </text:span><text:span text:style-name="T287">make </text:span><text:span text:style-name="T286">a move, </text:span><text:span text:style-name="T288">you can </text:span><text:span text:style-name="T289">describe</text:span><text:span text:style-name="T286"> how you’re capitalizing on a </text:span><text:span text:style-name="T290">status currently in play </text:span><text:span text:style-name="T291">to</text:span><text:span text:style-name="T292"> </text:span><text:span text:style-name="T293">add </text:span><text:span text:style-name="T292">+1 on your move. </text:span><text:span text:style-name="T294">You can only exploit one status in a move.</text:span></text:p>
      <text:p text:style-name="P19"/>
      <text:p text:style-name="P62"><text:span text:style-name="T372">Low/Zero effect – </text:span><text:span text:style-name="T305">When you’re describing a move you want to make, the GM might sometimes </text:span><text:span text:style-name="T312">speak</text:span><text:span text:style-name="T305"> up and tell you that you’</text:span><text:span text:style-name="T311">re going to have</text:span><text:span text:style-name="T305"> Low </text:span><text:span text:style-name="T313">or maybe </text:span><text:span text:style-name="T305">Zero Effect. </text:span><text:span text:style-name="T310">This isn’t about whether or not you can do what you’re describing, it’s an indication that even if </text:span><text:span text:style-name="T311">everything </text:span><text:span text:style-name="T341">does</text:span><text:span text:style-name="T343"> go according to plan</text:span><text:span text:style-name="T342">, </text:span><text:span text:style-name="T343">there’s some reason it </text:span><text:span text:style-name="T344">won’t do what you’re hoping. Go ahead anyway, or </text:span><text:span text:style-name="T345">try a different track.</text:span></text:p>
      <text:p text:style-name="P80"><text:span text:style-name="T270"/></text:p>
      <text:p text:style-name="P45"><text:span text:style-name="T334">Harm</text:span><text:span text:style-name="T333"> – </text:span><text:span text:style-name="T297">Harm is abstract damage inflicted on a</text:span><text:span text:style-name="T298">n animate creature </text:span><text:span text:style-name="T299">or inanimate object. </text:span><text:span text:style-name="T300">A single injury can do 1-3 harm. </text:span><text:span text:style-name="T324">Unless a move says specifically how much harm it does, just use common sense </text:span><text:span text:style-name="T325">and the scale below.</text:span></text:p>
      <text:p text:style-name="P42"><text:span text:style-name="T300"/></text:p>
      <text:p text:style-name="P42"><text:span text:style-name="T301">The scale </text:span><text:span text:style-name="T300">is calibrated </text:span><text:span text:style-name="T301">roughly</text:span><text:span text:style-name="T300"> to the human body. </text:span><text:span text:style-name="T326">Many small injuries or one large injury does 1 harm. Life-threatening injuries do 2 harm.</text:span><text:span text:style-name="T302"> </text:span><text:span text:style-name="T326">Injuries likely to outright kill a vanilla human do 3 harm.</text:span></text:p>
      <text:p text:style-name="P42"><text:span text:style-name="T302"/></text:p>
      <text:p text:style-name="P43"><text:span text:style-name="T321">I</text:span><text:span text:style-name="T263">nanimate objects don’t take </text:span><text:span text:style-name="T323">damage in these terms</text:span><text:span text:style-name="T263">. If you want to </text:span><text:span text:style-name="T322">advance the story by breaking something, you need </text:span><text:span text:style-name="T323">to make a move that deals with inanimate objects—like </text:span><text:span text:style-name="T350">go apeshit—</text:span><text:span text:style-name="T323">even if you’re using your regular asshole-shooting gun.</text:span></text:p>
      <text:p text:style-name="P43"><text:span text:style-name="T323"/></text:p>
      <text:p text:style-name="P44"><text:span text:style-name="T338">S</text:span><text:span text:style-name="T329">tory Moves –</text:span><text:span text:style-name="T263"> </text:span><text:span text:style-name="T328">Story moves are what drive our story forward. </text:span><text:span text:style-name="T347">Most moves describe something you can do, but they don't help us resolve how doing that thing moves the story forward. This is because most moves say what you can do without questioning why or what you hope to achieve by doing it. A metaphor: you can slam on the brakes of your car any time you're driving; but are you doing it to avoid or to cause a collision?</text:span></text:p>
      <text:p text:style-name="P43"><text:span text:style-name="T323"/></text:p>
      <text:p text:style-name="P74"><text:span text:style-name="T1">Basic Moves –</text:span> <text:span text:style-name="T20">Basic </text:span><text:span text:style-name="T21">moves </text:span><text:span text:style-name="T30">share a common </text:span><text:span text:style-name="T31">formula</text:span><text:span text:style-name="T22">. </text:span><text:span text:style-name="T31">Any move listed in your playbook under a Basic Moves heading uses this formula.</text:span></text:p>
      <text:p text:style-name="P46"/>
      <text:p text:style-name="P74"><text:span text:style-name="T22">When you make a basic move, state your goal and describe how you’re achieving it. </text:span><text:span text:style-name="T32">Based on the narrative and your description, t</text:span><text:span text:style-name="T33">he GM will tell you </text:span><text:span text:style-name="T150">any bonuses or penalties to the roll</text:span><text:span text:style-name="T149">.</text:span><text:span text:style-name="T33"> </text:span><text:span text:style-name="T34">Y</text:span><text:span text:style-name="T33">ou can decide whether </text:span><text:span text:style-name="T35">you want to go for it or amend your plan.</text:span></text:p>
      <text:p text:style-name="P47"/>
      <text:p text:style-name="P48"><text:span text:style-name="T115">I</text:span><text:span text:style-name="T116">f you’re making a basic move as part of another move that says to roll with some specific ability, roll with th</text:span><text:span text:style-name="T115">at</text:span><text:span text:style-name="T116"> </text:span><text:span text:style-name="T175">ability</text:span><text:span text:style-name="T116">.</text:span></text:p>
      <text:p text:style-name="P47"/>
      <text:p text:style-name="P75"><text:span text:style-name="T170">Otherwise, i</text:span><text:span text:style-name="T169">f the description of your action </text:span><text:span text:style-name="T172">logically and primarily </text:span><text:span text:style-name="T171">depends on</text:span><text:span text:style-name="T169"> an ability you’ve got, roll with that </text:span><text:span text:style-name="T174">ability</text:span><text:span text:style-name="T169">. </text:span><text:span text:style-name="T170">If nothing you’ve got applies, roll with </text:span><text:span text:style-name="T176">-1</text:span><text:span text:style-name="T170">.</text:span></text:p>
      <text:p text:style-name="P74"><text:span text:style-name="T22"/></text:p>
      <text:p text:style-name="P84"><text:span text:style-name="T205">⚅⚅ </text:span><text:span text:style-name="T209">Y</text:span><text:span text:style-name="T205">ou succeed </text:span><text:span text:style-name="T211">stunningly</text:span><text:span text:style-name="T205"> and gain some additional benefit </text:span><text:span text:style-name="T240">that </text:span><text:span text:style-name="T239">the GM will </text:span><text:span text:style-name="T257">tell you</text:span><text:span text:style-name="T239">.</text:span></text:p>
      <text:p text:style-name="P83"><text:span text:style-name="T208">⚃⚅ </text:span><text:span text:style-name="T209">Y</text:span><text:span text:style-name="T208">ou succeed as </text:span><text:span text:style-name="T210">you’ve </text:span><text:span text:style-name="T208">described.</text:span></text:p>
      <text:p text:style-name="P82"><text:span text:style-name="T205">⚂⚃ </text:span><text:span text:style-name="T209">Y</text:span><text:span text:style-name="T205">ou succeed but there’s some trade-off, consequence, or complication that the GM will </text:span><text:span text:style-name="T257">tell you</text:span><text:span text:style-name="T205">.</text:span></text:p>
      <text:p text:style-name="P81"><text:span text:style-name="T303">⚀⚀ </text:span><text:span text:style-name="T304">S</text:span><text:span text:style-name="T303">omething didn’t go right. </text:span><text:span text:style-name="T304">It might not be your fault, but you didn’t achieve your g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b348f6b" style:font-size-asian="16pt" style:font-size-complex="16pt"/>
    </style:style>
    <style:style style:name="MT1" style:family="text">
      <style:text-properties officeooo:rsid="0b398af2"/>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Mutagen </text:span>Meta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6T09:58:45.174376504</dc:date>
    <meta:editing-duration>P7DT23H8M15S</meta:editing-duration>
    <meta:editing-cycles>2853</meta:editing-cycles>
    <meta:generator>LibreOffice/6.0.7.3$Linux_X86_64 LibreOffice_project/00m0$Build-3</meta:generator>
    <meta:print-date>2021-11-12T06:54:01.935995134</meta:print-date>
    <meta:document-statistic meta:table-count="1" meta:image-count="0" meta:object-count="0" meta:page-count="2" meta:paragraph-count="71" meta:word-count="2010" meta:character-count="10981" meta:non-whitespace-character-count="9016"/>
  </office:meta>
</office:document-meta>
</file>